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wiss" style:font-pitch="variable"/>
    <style:font-face style:name="Lohit Devanagari" svg:font-family="Lohit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_Timer" svg:font-family="a_Timer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fo:color="#000000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olumn33" style:family="table-column">
      <style:table-column-properties style:column-width="3.0201in" style:use-optimal-column-width="false"/>
    </style:style>
    <style:style style:name="TableColumn34" style:family="table-column">
      <style:table-column-properties style:column-width="1.8118in" style:use-optimal-column-width="false"/>
    </style:style>
    <style:style style:name="TableColumn35" style:family="table-column">
      <style:table-column-properties style:column-width="2.0111in" style:use-optimal-column-width="false"/>
    </style:style>
    <style:style style:name="Table32" style:family="table">
      <style:table-properties style:width="6.84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line-height="150%"/>
    </style:style>
    <style:style style:name="T3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Cell41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ell43" style:family="table-cell">
      <style:table-cell-properties fo:border="none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ell50" style:family="table-cell">
      <style:table-cell-properties fo:border="none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6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60" style:parent-style-name="Textbody" style:family="paragraph">
      <style:paragraph-properties fo:text-align="justify" fo:line-height="150%" fo:text-indent="0.4923in"/>
      <style:text-properties fo:font-weight="normal" style:font-weight-asian="normal" fo:color="#000000"/>
    </style:style>
    <style:style style:name="P61" style:parent-style-name="Textbody" style:family="paragraph">
      <style:paragraph-properties fo:text-align="justify" fo:line-height="150%" fo:text-indent="0.4923in"/>
      <style:text-properties style:font-weight-complex="bold" fo:color="#000000"/>
    </style:style>
    <style:style style:name="P62" style:parent-style-name="Обычный14pt.поширине.Перваястрока0.97см.Справа-1.25см.Между......" style:family="paragraph">
      <style:paragraph-properties fo:line-height="150%" fo:margin-right="-0.0006in" fo:text-indent="0.5in"/>
      <style:text-properties style:font-name="Times New Roman"/>
    </style:style>
    <style:style style:name="P63" style:parent-style-name="Обычный14pt.поширине.Перваястрока0.97см.Справа-1.25см.Между......" style:family="paragraph">
      <style:paragraph-properties fo:line-height="150%" fo:margin-right="-0.0006in" fo:text-indent="0.5in"/>
      <style:text-properties style:font-name="Times New Roman"/>
    </style:style>
    <style:style style:name="P64" style:parent-style-name="Обычный14pt.поширине.Перваястрока0.97см.Справа-1.25см.Между......" style:family="paragraph">
      <style:paragraph-properties fo:line-height="150%" fo:margin-right="-0.0006in" fo:text-indent="0.5in"/>
    </style:style>
    <style:style style:name="T65" style:parent-style-name="Основнойшрифтабзаца" style:family="text">
      <style:text-properties style:font-name="Times New Roman"/>
    </style:style>
    <style:style style:name="T66" style:parent-style-name="Основнойшрифтабзаца" style:family="text">
      <style:text-properties style:font-name="Times New Roman"/>
    </style:style>
    <style:style style:name="P67" style:parent-style-name="Обычный14pt.поширине.Перваястрока0.97см.Справа-1.25см.Между......" style:family="paragraph">
      <style:paragraph-properties fo:line-height="150%" fo:margin-right="-0.0006in" fo:text-indent="0.5in"/>
    </style:style>
    <style:style style:name="T6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69" style:parent-style-name="Обычный14pt.поширине.Перваястрока0.97см.Справа-1.25см.Между......" style:family="paragraph">
      <style:paragraph-properties fo:line-height="150%" fo:margin-right="-0.0006in" fo:text-indent="0.5in"/>
    </style:style>
    <style:style style:name="T70" style:parent-style-name="Основнойшрифтабзаца" style:family="text">
      <style:text-properties style:font-name="Times New Roman"/>
    </style:style>
    <style:style style:name="T71" style:parent-style-name="Основнойшрифтабзаца" style:family="text">
      <style:text-properties style:font-name="Times New Roman"/>
    </style:style>
    <style:style style:name="T72" style:parent-style-name="Основнойшрифтабзаца" style:family="text">
      <style:text-properties style:font-name="Times New Roman"/>
    </style:style>
    <style:style style:name="T73" style:parent-style-name="Основнойшрифтабзаца" style:family="text">
      <style:text-properties style:font-name="Times New Roman"/>
    </style:style>
    <style:style style:name="T74" style:parent-style-name="Основнойшрифтабзаца" style:family="text">
      <style:text-properties style:font-name="Times New Roman"/>
    </style:style>
    <style:style style:name="T75" style:parent-style-name="Основнойшрифтабзаца" style:family="text">
      <style:text-properties style:font-name="Times New Roman"/>
    </style:style>
    <style:style style:name="T76" style:parent-style-name="Основнойшрифтабзаца" style:family="text">
      <style:text-properties style:font-name="Times New Roman"/>
    </style:style>
    <style:style style:name="T77" style:parent-style-name="Основнойшрифтабзаца" style:family="text">
      <style:text-properties style:font-name="Times New Roman"/>
    </style:style>
    <style:style style:name="T78" style:parent-style-name="Основнойшрифтабзаца" style:family="text">
      <style:text-properties style:font-name="Times New Roman"/>
    </style:style>
    <style:style style:name="T79" style:parent-style-name="Основнойшрифтабзаца" style:family="text">
      <style:text-properties style:font-name="Times New Roman"/>
    </style:style>
    <style:style style:name="T80" style:parent-style-name="Основнойшрифтабзаца" style:family="text">
      <style:text-properties style:font-name="Times New Roman"/>
    </style:style>
    <style:style style:name="T81" style:parent-style-name="Основнойшрифтабзаца" style:family="text">
      <style:text-properties style:font-name="Times New Roman"/>
    </style:style>
    <style:style style:name="T82" style:parent-style-name="Основнойшрифтабзаца" style:family="text">
      <style:text-properties style:font-name="Times New Roman" fo:language="en" fo:country="US"/>
    </style:style>
    <style:style style:name="T83" style:parent-style-name="Основнойшрифтабзаца" style:family="text">
      <style:text-properties style:font-name="Times New Roman"/>
    </style:style>
    <style:style style:name="T84" style:parent-style-name="Основнойшрифтабзаца" style:family="text">
      <style:text-properties style:font-name="Times New Roman" fo:language="en" fo:country="US"/>
    </style:style>
    <style:style style:name="T85" style:parent-style-name="Основнойшрифтабзаца" style:family="text">
      <style:text-properties style:font-name="Times New Roman"/>
    </style:style>
    <style:style style:name="T86" style:parent-style-name="Основнойшрифтабзаца" style:family="text">
      <style:text-properties style:font-name="Times New Roman"/>
    </style:style>
    <style:style style:name="T87" style:parent-style-name="Основнойшрифтабзаца" style:family="text">
      <style:text-properties style:font-name="Times New Roman"/>
    </style:style>
    <style:style style:name="T88" style:parent-style-name="Основнойшрифтабзаца" style:family="text">
      <style:text-properties style:font-name="Times New Roman"/>
    </style:style>
    <style:style style:name="T89" style:parent-style-name="Основнойшрифтабзаца" style:family="text">
      <style:text-properties style:font-name="Times New Roman"/>
    </style:style>
    <style:style style:name="T90" style:parent-style-name="Основнойшрифтабзаца" style:family="text">
      <style:text-properties style:font-name="Times New Roman"/>
    </style:style>
    <style:style style:name="T91" style:parent-style-name="Основнойшрифтабзаца" style:family="text">
      <style:text-properties style:font-name="Times New Roman"/>
    </style:style>
    <style:style style:name="T92" style:parent-style-name="Основнойшрифтабзаца" style:family="text">
      <style:text-properties style:font-name="Times New Roman"/>
    </style:style>
    <style:style style:name="P93" style:parent-style-name="Обычный14pt.поширине.Перваястрока0.97см.Справа-1.25см.Между......" style:family="paragraph">
      <style:paragraph-properties fo:line-height="150%" fo:margin-right="-0.0006in" fo:text-indent="0.5in"/>
      <style:text-properties fo:font-weight="bold" style:font-weight-asian="bold" style:font-weight-complex="bold" fo:language="en" fo:country="US"/>
    </style:style>
    <style:style style:name="P9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96" style:parent-style-name="Standard" style:family="paragraph">
      <style:paragraph-properties fo:text-align="justify" fo:line-height="150%" fo:text-indent="0.4923in"/>
      <style:text-properties style:font-name="Consolas" fo:font-weight="bold" style:font-weight-asian="bold" style:font-weight-complex="bold" fo:color="#000000" fo:language="en" fo:country="US"/>
    </style:style>
    <style:style style:name="P97" style:parent-style-name="Standard" style:family="paragraph">
      <style:paragraph-properties fo:text-align="justify" fo:line-height="150%" fo:text-indent="0.4923in"/>
      <style:text-properties style:font-name="Consolas" fo:font-weight="bold" style:font-weight-asian="bold" style:font-weight-complex="bold" fo:color="#000000" fo:language="en" fo:country="US"/>
    </style:style>
    <style:style style:name="P98" style:parent-style-name="Standard" style:family="paragraph">
      <style:paragraph-properties fo:text-align="justify" fo:line-height="150%" fo:text-indent="0.4923in"/>
      <style:text-properties style:font-name="Consolas" fo:font-weight="bold" style:font-weight-asian="bold" style:font-weight-complex="bold" fo:color="#000000" fo:language="en" fo:country="US"/>
    </style:style>
    <style:style style:name="P99" style:parent-style-name="Standard" style:family="paragraph">
      <style:paragraph-properties fo:text-align="justify" fo:line-height="150%" fo:text-indent="0.4923in"/>
      <style:text-properties style:font-name="Consolas" fo:font-weight="bold" style:font-weight-asian="bold" style:font-weight-complex="bold" fo:color="#000000" fo:language="en" fo:country="US"/>
    </style:style>
    <style:style style:name="P100" style:parent-style-name="Standard" style:family="paragraph">
      <style:paragraph-properties fo:text-align="justify" fo:line-height="150%" fo:text-indent="0.4923in"/>
      <style:text-properties style:font-name="Consolas" fo:font-weight="bold" style:font-weight-asian="bold" style:font-weight-complex="bold" fo:color="#000000" fo:language="en" fo:country="US"/>
    </style:style>
    <style:style style:name="P101" style:parent-style-name="Standard" style:family="paragraph">
      <style:paragraph-properties fo:text-align="justify" fo:line-height="150%" fo:text-indent="0.4923in"/>
      <style:text-properties style:font-name="Consolas" fo:font-weight="bold" style:font-weight-asian="bold" style:font-weight-complex="bold" fo:color="#000000" fo:language="en" fo:country="US"/>
    </style:style>
    <style:style style:name="P102" style:parent-style-name="Standard" style:family="paragraph">
      <style:paragraph-properties fo:text-align="justify" fo:line-height="150%" fo:text-indent="0.4923in"/>
    </style:style>
    <style:style style:name="T103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10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09" style:parent-style-name="Основнойшрифтабзаца" style:family="text">
      <style:text-properties fo:color="#000000" fo:font-size="14pt" style:font-size-asian="14pt" style:font-size-complex="14pt"/>
    </style:style>
    <style:style style:name="T110" style:parent-style-name="Основнойшрифтабзаца" style:family="text">
      <style:text-properties fo:color="#000000" fo:font-size="14pt" style:font-size-asian="14pt" style:font-size-complex="14pt"/>
    </style:style>
    <style:style style:name="T111" style:parent-style-name="Основнойшрифтабзаца" style:family="text">
      <style:text-properties fo:color="#000000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1" style:parent-style-name="Standard" style:family="paragraph">
      <style:paragraph-properties fo:text-align="justify" fo:line-height="150%" fo:text-indent="0.4923in"/>
    </style:style>
    <style:style style:name="T1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30" style:parent-style-name="Standard" style:family="paragraph">
      <style:paragraph-properties fo:text-align="justify" fo:line-height="150%" fo:text-indent="0.4923in"/>
    </style:style>
    <style:style style:name="T131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13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37" style:parent-style-name="Основнойшрифтабзаца" style:family="text">
      <style:text-properties fo:color="#000000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text-indent="0.4923in"/>
    </style:style>
    <style:style style:name="T13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41" style:parent-style-name="Основнойшрифтабзаца" style:family="text">
      <style:text-properties fo:color="#000000" fo:font-size="14pt" style:font-size-asian="14pt" style:font-size-complex="14pt"/>
    </style:style>
    <style:style style:name="T142" style:parent-style-name="Основнойшрифтабзаца" style:family="text">
      <style:text-properties fo:color="#000000" fo:font-size="14pt" style:font-size-asian="14pt" style:font-size-complex="14pt"/>
    </style:style>
    <style:style style:name="T143" style:parent-style-name="Основнойшрифтабзаца" style:family="text">
      <style:text-properties fo:color="#000000" fo:font-size="14pt" style:font-size-asian="14pt" style:font-size-complex="14pt"/>
    </style:style>
    <style:style style:name="P14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4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4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47" style:parent-style-name="Standard" style:family="paragraph">
      <style:paragraph-properties fo:text-align="justify" fo:line-height="150%" fo:text-indent="0.4923in"/>
    </style:style>
    <style:style style:name="T148" style:parent-style-name="Основнойшрифтабзаца" style:family="text">
      <style:text-properties fo:color="#000000" fo:font-size="14pt" style:font-size-asian="14pt" style:font-size-complex="14pt"/>
    </style:style>
    <style:style style:name="T14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color="#000000" fo:font-size="14pt" style:font-size-asian="14pt" style:font-size-complex="14pt"/>
    </style:style>
    <style:style style:name="P15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52" style:parent-style-name="Standard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15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text-indent="0.4923in"/>
    </style:style>
    <style:style style:name="T15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60" style:parent-style-name="Основнойшрифтабзаца" style:family="text">
      <style:text-properties fo:color="#000000" fo:font-size="14pt" style:font-size-asian="14pt" style:font-size-complex="14pt"/>
    </style:style>
    <style:style style:name="P16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2" style:parent-style-name="Standard" style:family="paragraph">
      <style:paragraph-properties fo:text-align="justify" fo:line-height="150%" fo:text-indent="0.4923in"/>
    </style:style>
    <style:style style:name="T163" style:parent-style-name="Основнойшрифтабзаца" style:family="text">
      <style:text-properties fo:color="#000000" fo:font-size="14pt" style:font-size-asian="14pt" style:font-size-complex="14pt"/>
    </style:style>
    <style:style style:name="T164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0" style:parent-style-name="Standard" style:family="paragraph">
      <style:paragraph-properties fo:text-align="justify" fo:line-height="150%" fo:text-indent="0.4923in"/>
    </style:style>
    <style:style style:name="T171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17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7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4" style:parent-style-name="Standard" style:family="paragraph">
      <style:paragraph-properties fo:text-align="justify" fo:line-height="150%" fo:text-indent="0.4923in"/>
    </style:style>
    <style:style style:name="T17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text-indent="0.4923in"/>
    </style:style>
    <style:style style:name="T184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18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8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8" style:parent-style-name="Standard" style:family="paragraph">
      <style:paragraph-properties fo:text-align="justify" fo:line-height="150%" fo:text-indent="0.4923in"/>
    </style:style>
    <style:style style:name="T18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91" style:parent-style-name="Основнойшрифтабзаца" style:family="text">
      <style:text-properties fo:color="#000000" fo:font-size="14pt" style:font-size-asian="14pt" style:font-size-complex="14pt"/>
    </style:style>
    <style:style style:name="T192" style:parent-style-name="Основнойшрифтабзаца" style:family="text">
      <style:text-properties fo:color="#000000" fo:font-size="14pt" style:font-size-asian="14pt" style:font-size-complex="14pt"/>
    </style:style>
    <style:style style:name="T193" style:parent-style-name="Основнойшрифтабзаца" style:family="text">
      <style:text-properties fo:color="#000000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text-indent="0.4923in"/>
    </style:style>
    <style:style style:name="T200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20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</style:style>
    <style:style style:name="T20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06" style:parent-style-name="Основнойшрифтабзаца" style:family="text">
      <style:text-properties fo:color="#000000" fo:font-size="14pt" style:font-size-asian="14pt" style:font-size-complex="14pt"/>
    </style:style>
    <style:style style:name="T207" style:parent-style-name="Основнойшрифтабзаца" style:family="text">
      <style:text-properties fo:color="#000000" fo:font-size="14pt" style:font-size-asian="14pt" style:font-size-complex="14pt"/>
    </style:style>
    <style:style style:name="T208" style:parent-style-name="Основнойшрифтабзаца" style:family="text">
      <style:text-properties fo:color="#000000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text-indent="0.4923in"/>
    </style:style>
    <style:style style:name="T21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12" style:parent-style-name="Основнойшрифтабзаца" style:family="text">
      <style:text-properties fo:color="#000000" fo:font-size="14pt" style:font-size-asian="14pt" style:font-size-complex="14pt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text-indent="0.4923in"/>
    </style:style>
    <style:style style:name="T21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18" style:parent-style-name="Основнойшрифтабзаца" style:family="text">
      <style:text-properties fo:color="#000000" fo:font-size="14pt" style:font-size-asian="14pt" style:font-size-complex="14pt"/>
    </style:style>
    <style:style style:name="T219" style:parent-style-name="Основнойшрифтабзаца" style:family="text">
      <style:text-properties fo:color="#000000" fo:font-size="14pt" style:font-size-asian="14pt" style:font-size-complex="14pt"/>
    </style:style>
    <style:style style:name="T220" style:parent-style-name="Основнойшрифтабзаца" style:family="text">
      <style:text-properties fo:color="#000000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</style:style>
    <style:style style:name="T2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24" style:parent-style-name="Основнойшрифтабзаца" style:family="text">
      <style:text-properties fo:color="#000000" fo:font-size="14pt" style:font-size-asian="14pt" style:font-size-complex="14pt"/>
    </style:style>
    <style:style style:name="T225" style:parent-style-name="Основнойшрифтабзаца" style:family="text">
      <style:text-properties fo:color="#000000" fo:font-size="14pt" style:font-size-asian="14pt" style:font-size-complex="14pt"/>
    </style:style>
    <style:style style:name="T226" style:parent-style-name="Основнойшрифтабзаца" style:family="text">
      <style:text-properties fo:color="#000000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text-indent="0.4923in"/>
    </style:style>
    <style:style style:name="T233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23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39" style:parent-style-name="Основнойшрифтабзаца" style:family="text">
      <style:text-properties fo:color="#000000" fo:font-size="14pt" style:font-size-asian="14pt" style:font-size-complex="14pt"/>
    </style:style>
    <style:style style:name="P240" style:parent-style-name="Standard" style:family="paragraph">
      <style:paragraph-properties fo:text-align="justify" fo:line-height="150%" fo:text-indent="0.4923in"/>
    </style:style>
    <style:style style:name="T24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43" style:parent-style-name="Основнойшрифтабзаца" style:family="text">
      <style:text-properties fo:color="#000000"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text-indent="0.4923in"/>
    </style:style>
    <style:style style:name="T24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47" style:parent-style-name="Основнойшрифтабзаца" style:family="text">
      <style:text-properties fo:color="#000000" fo:font-size="14pt" style:font-size-asian="14pt" style:font-size-complex="14pt"/>
    </style:style>
    <style:style style:name="P248" style:parent-style-name="Standard" style:family="paragraph">
      <style:paragraph-properties fo:text-align="justify" fo:line-height="150%" fo:text-indent="0.4923in"/>
    </style:style>
    <style:style style:name="T24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51" style:parent-style-name="Основнойшрифтабзаца" style:family="text">
      <style:text-properties fo:color="#000000" fo:font-size="14pt" style:font-size-asian="14pt" style:font-size-complex="14pt"/>
    </style:style>
    <style:style style:name="T2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color="#000000" fo:font-size="14pt" style:font-size-asian="14pt" style:font-size-complex="14pt"/>
    </style:style>
    <style:style style:name="T2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color="#000000" fo:font-size="14pt" style:font-size-asian="14pt" style:font-size-complex="14pt"/>
    </style:style>
    <style:style style:name="P256" style:parent-style-name="Standard" style:family="paragraph">
      <style:paragraph-properties fo:text-align="justify" fo:line-height="150%" fo:text-indent="0.4923in"/>
    </style:style>
    <style:style style:name="T25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59" style:parent-style-name="Основнойшрифтабзаца" style:family="text">
      <style:text-properties fo:color="#000000" fo:font-size="14pt" style:font-size-asian="14pt" style:font-size-complex="14pt"/>
    </style:style>
    <style:style style:name="P26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6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6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6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6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65" style:parent-style-name="Standard" style:family="paragraph">
      <style:paragraph-properties fo:text-align="justify" fo:line-height="150%" fo:text-indent="0.4923in"/>
    </style:style>
    <style:style style:name="T26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Column268" style:family="table-column">
      <style:table-column-properties style:column-width="3.3465in" style:use-optimal-column-width="false"/>
    </style:style>
    <style:style style:name="TableColumn269" style:family="table-column">
      <style:table-column-properties style:column-width="3.3465in" style:use-optimal-column-width="false"/>
    </style:style>
    <style:style style:name="Table267" style:family="table">
      <style:table-properties style:width="6.693in" fo:margin-left="0.0381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73" style:family="table-cell">
      <style:table-cell-properties fo:border="0.0034in solid #000000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 fo:line-height="150%"/>
    </style:style>
    <style:style style:name="T278" style:parent-style-name="Основнойшрифтабзаца" style:family="text">
      <style:text-properties fo:color="#000000" fo:font-size="14pt" style:font-size-asian="14pt" style:font-size-complex="10pt" fo:background-color="#FFFFFF"/>
    </style:style>
    <style:style style:name="TableCell2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0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5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0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5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0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P301" style:parent-style-name="TableContents" style:family="paragraph">
      <style:paragraph-properties fo:line-height="150%"/>
      <style:text-properties fo:font-size="14pt" style:font-size-asian="14pt" style:font-size-complex="14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 fo:line-height="150%"/>
      <style:text-properties fo:font-size="14pt" style:font-size-asian="14pt" style:font-size-complex="14pt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6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P307" style:parent-style-name="TableContents" style:family="paragraph">
      <style:paragraph-properties fo:line-height="150%"/>
      <style:text-properties fo:font-size="14pt" style:font-size-asian="14pt" style:font-size-complex="14pt" fo:language="en" fo:country="US"/>
    </style:style>
    <style:style style:name="P30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0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1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12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P313" style:parent-style-name="Times14_РИО2" style:family="paragraph">
      <style:paragraph-properties fo:break-before="page" fo:text-align="center" fo:line-height="150%" fo:text-indent="0in"/>
    </style:style>
    <style:style style:name="T314" style:parent-style-name="Названиекниги" style:family="text">
      <style:text-properties fo:text-transform="uppercase" fo:color="#000000"/>
    </style:style>
    <style:style style:name="P315" style:parent-style-name="Times14_РИО2" style:family="paragraph">
      <style:paragraph-properties fo:text-align="center" fo:line-height="150%" fo:text-indent="0in"/>
    </style:style>
    <style:style style:name="T316" style:parent-style-name="Названиекниги" style:family="text">
      <style:text-properties fo:text-transform="uppercase" fo:color="#000000"/>
    </style:style>
    <style:style style:name="T317" style:parent-style-name="Названиекниги" style:family="text">
      <style:text-properties fo:text-transform="uppercase" fo:color="#000000" fo:language="en" fo:country="US"/>
    </style:style>
    <style:style style:name="T318" style:parent-style-name="Названиекниги" style:family="text">
      <style:text-properties fo:text-transform="uppercase" fo:color="#000000"/>
    </style:style>
    <style:style style:name="T319" style:parent-style-name="Названиекниги" style:family="text">
      <style:text-properties fo:text-transform="uppercase" fo:color="#000000" fo:language="en" fo:country="US"/>
    </style:style>
    <style:style style:name="P320" style:parent-style-name="Times14_РИО2" style:family="paragraph">
      <style:paragraph-properties fo:text-align="center" fo:line-height="150%" fo:text-indent="0in"/>
    </style:style>
    <style:style style:name="P321" style:parent-style-name="Обычный" style:family="paragraph">
      <style:paragraph-properties fo:line-height="115%"/>
      <style:text-properties style:font-name="Consolas" fo:language="en" fo:country="US"/>
    </style:style>
    <style:style style:name="P322" style:parent-style-name="Обычный" style:family="paragraph">
      <style:paragraph-properties fo:line-height="115%"/>
      <style:text-properties style:font-name="Consolas" fo:language="en" fo:country="US"/>
    </style:style>
    <style:style style:name="P323" style:parent-style-name="Обычный" style:family="paragraph">
      <style:paragraph-properties fo:line-height="115%"/>
      <style:text-properties style:font-name="Consolas" fo:language="en" fo:country="US"/>
    </style:style>
    <style:style style:name="P324" style:parent-style-name="Обычный" style:family="paragraph">
      <style:paragraph-properties fo:line-height="115%"/>
      <style:text-properties style:font-name="Consolas" fo:language="en" fo:country="US"/>
    </style:style>
    <style:style style:name="P325" style:parent-style-name="Обычный" style:family="paragraph">
      <style:paragraph-properties fo:line-height="115%"/>
      <style:text-properties style:font-name="Consolas" fo:language="en" fo:country="US"/>
    </style:style>
    <style:style style:name="P326" style:parent-style-name="Обычный" style:family="paragraph">
      <style:paragraph-properties fo:line-height="115%"/>
      <style:text-properties style:font-name="Consolas" fo:language="en" fo:country="US"/>
    </style:style>
    <style:style style:name="P327" style:parent-style-name="Обычный" style:family="paragraph">
      <style:paragraph-properties fo:line-height="115%"/>
      <style:text-properties style:font-name="Consolas" fo:language="en" fo:country="US"/>
    </style:style>
    <style:style style:name="P328" style:parent-style-name="Обычный" style:family="paragraph">
      <style:paragraph-properties fo:line-height="115%"/>
      <style:text-properties style:font-name="Consolas" fo:language="en" fo:country="US"/>
    </style:style>
    <style:style style:name="P329" style:parent-style-name="Обычный" style:family="paragraph">
      <style:paragraph-properties fo:line-height="115%"/>
      <style:text-properties style:font-name="Consolas" fo:language="en" fo:country="US"/>
    </style:style>
    <style:style style:name="P330" style:parent-style-name="Обычный" style:family="paragraph">
      <style:paragraph-properties fo:line-height="115%"/>
      <style:text-properties style:font-name="Consolas" fo:language="en" fo:country="US"/>
    </style:style>
    <style:style style:name="P331" style:parent-style-name="Обычный" style:family="paragraph">
      <style:paragraph-properties fo:line-height="115%"/>
      <style:text-properties style:font-name="Consolas" fo:language="en" fo:country="US"/>
    </style:style>
    <style:style style:name="P332" style:parent-style-name="Обычный" style:family="paragraph">
      <style:paragraph-properties fo:line-height="115%"/>
      <style:text-properties style:font-name="Consolas" fo:language="en" fo:country="US"/>
    </style:style>
    <style:style style:name="P333" style:parent-style-name="Обычный" style:family="paragraph">
      <style:paragraph-properties fo:line-height="115%"/>
      <style:text-properties style:font-name="Consolas" fo:language="en" fo:country="US"/>
    </style:style>
    <style:style style:name="P334" style:parent-style-name="Обычный" style:family="paragraph">
      <style:paragraph-properties fo:line-height="115%"/>
      <style:text-properties style:font-name="Consolas" fo:language="en" fo:country="US"/>
    </style:style>
    <style:style style:name="P335" style:parent-style-name="Обычный" style:family="paragraph">
      <style:paragraph-properties fo:line-height="115%"/>
      <style:text-properties style:font-name="Consolas" fo:language="en" fo:country="US"/>
    </style:style>
    <style:style style:name="P336" style:parent-style-name="Обычный" style:family="paragraph">
      <style:paragraph-properties fo:line-height="115%"/>
      <style:text-properties style:font-name="Consolas" fo:language="en" fo:country="US"/>
    </style:style>
    <style:style style:name="P337" style:parent-style-name="Обычный" style:family="paragraph">
      <style:paragraph-properties fo:line-height="115%"/>
      <style:text-properties style:font-name="Consolas" fo:language="en" fo:country="US"/>
    </style:style>
    <style:style style:name="P338" style:parent-style-name="Обычный" style:family="paragraph">
      <style:paragraph-properties fo:line-height="115%"/>
      <style:text-properties style:font-name="Consolas" fo:language="en" fo:country="US"/>
    </style:style>
    <style:style style:name="P339" style:parent-style-name="Обычный" style:family="paragraph">
      <style:paragraph-properties fo:line-height="115%"/>
      <style:text-properties style:font-name="Consolas" fo:language="en" fo:country="US"/>
    </style:style>
    <style:style style:name="P340" style:parent-style-name="Обычный" style:family="paragraph">
      <style:paragraph-properties fo:line-height="115%"/>
      <style:text-properties style:font-name="Consolas" fo:language="en" fo:country="US"/>
    </style:style>
    <style:style style:name="P341" style:parent-style-name="Обычный" style:family="paragraph">
      <style:paragraph-properties fo:line-height="115%"/>
      <style:text-properties style:font-name="Consolas" fo:language="en" fo:country="US"/>
    </style:style>
    <style:style style:name="P342" style:parent-style-name="Обычный" style:family="paragraph">
      <style:paragraph-properties fo:line-height="115%"/>
      <style:text-properties style:font-name="Consolas" fo:language="en" fo:country="US"/>
    </style:style>
    <style:style style:name="P343" style:parent-style-name="Обычный" style:family="paragraph">
      <style:paragraph-properties fo:line-height="115%"/>
      <style:text-properties style:font-name="Consolas" fo:language="en" fo:country="US"/>
    </style:style>
    <style:style style:name="P344" style:parent-style-name="Обычный" style:family="paragraph">
      <style:paragraph-properties fo:line-height="115%"/>
      <style:text-properties style:font-name="Consolas" fo:language="en" fo:country="US"/>
    </style:style>
    <style:style style:name="P345" style:parent-style-name="Обычный" style:family="paragraph">
      <style:paragraph-properties fo:line-height="115%"/>
      <style:text-properties style:font-name="Consolas" fo:language="en" fo:country="US"/>
    </style:style>
    <style:style style:name="P346" style:parent-style-name="Обычный" style:family="paragraph">
      <style:paragraph-properties fo:line-height="115%"/>
      <style:text-properties style:font-name="Consolas" fo:language="en" fo:country="US"/>
    </style:style>
    <style:style style:name="P347" style:parent-style-name="Обычный" style:family="paragraph">
      <style:paragraph-properties fo:line-height="115%"/>
      <style:text-properties style:font-name="Consolas" fo:language="en" fo:country="US"/>
    </style:style>
    <style:style style:name="P348" style:parent-style-name="Обычный" style:family="paragraph">
      <style:paragraph-properties fo:line-height="115%"/>
      <style:text-properties style:font-name="Consolas" fo:language="en" fo:country="US"/>
    </style:style>
    <style:style style:name="P349" style:parent-style-name="Обычный" style:family="paragraph">
      <style:paragraph-properties fo:line-height="115%"/>
      <style:text-properties style:font-name="Consolas" fo:language="en" fo:country="US"/>
    </style:style>
    <style:style style:name="P350" style:parent-style-name="Обычный" style:family="paragraph">
      <style:paragraph-properties fo:line-height="115%"/>
      <style:text-properties style:font-name="Consolas" fo:language="en" fo:country="US"/>
    </style:style>
    <style:style style:name="P351" style:parent-style-name="Обычный" style:family="paragraph">
      <style:paragraph-properties fo:line-height="115%"/>
      <style:text-properties style:font-name="Consolas" fo:language="en" fo:country="US"/>
    </style:style>
    <style:style style:name="P352" style:parent-style-name="Обычный" style:family="paragraph">
      <style:paragraph-properties fo:line-height="115%"/>
      <style:text-properties style:font-name="Consolas" fo:language="en" fo:country="US"/>
    </style:style>
    <style:style style:name="P353" style:parent-style-name="Обычный" style:family="paragraph">
      <style:paragraph-properties fo:line-height="115%"/>
      <style:text-properties style:font-name="Consolas" fo:language="en" fo:country="US"/>
    </style:style>
    <style:style style:name="P354" style:parent-style-name="Обычный" style:family="paragraph">
      <style:paragraph-properties fo:line-height="115%"/>
      <style:text-properties style:font-name="Consolas" fo:language="en" fo:country="US"/>
    </style:style>
    <style:style style:name="P355" style:parent-style-name="Обычный" style:family="paragraph">
      <style:paragraph-properties fo:line-height="115%"/>
      <style:text-properties style:font-name="Consolas" fo:language="en" fo:country="US"/>
    </style:style>
    <style:style style:name="P356" style:parent-style-name="Обычный" style:family="paragraph">
      <style:paragraph-properties fo:line-height="115%"/>
      <style:text-properties style:font-name="Consolas" fo:language="en" fo:country="US"/>
    </style:style>
    <style:style style:name="P357" style:parent-style-name="Обычный" style:family="paragraph">
      <style:paragraph-properties fo:line-height="115%"/>
      <style:text-properties style:font-name="Consolas" fo:language="en" fo:country="US"/>
    </style:style>
    <style:style style:name="P358" style:parent-style-name="Обычный" style:family="paragraph">
      <style:paragraph-properties fo:line-height="115%"/>
      <style:text-properties style:font-name="Consolas" fo:language="en" fo:country="US"/>
    </style:style>
    <style:style style:name="P359" style:parent-style-name="Обычный" style:family="paragraph">
      <style:paragraph-properties fo:line-height="115%"/>
      <style:text-properties style:font-name="Consolas" fo:language="en" fo:country="US"/>
    </style:style>
    <style:style style:name="P360" style:parent-style-name="Обычный" style:family="paragraph">
      <style:paragraph-properties fo:line-height="115%"/>
      <style:text-properties style:font-name="Consolas" fo:language="en" fo:country="US"/>
    </style:style>
    <style:style style:name="P361" style:parent-style-name="Обычный" style:family="paragraph">
      <style:paragraph-properties fo:line-height="115%"/>
      <style:text-properties style:font-name="Consolas" fo:language="en" fo:country="US"/>
    </style:style>
    <style:style style:name="P362" style:parent-style-name="Обычный" style:family="paragraph">
      <style:paragraph-properties fo:line-height="115%"/>
      <style:text-properties style:font-name="Consolas" fo:language="en" fo:country="US"/>
    </style:style>
    <style:style style:name="P363" style:parent-style-name="Обычный" style:family="paragraph">
      <style:paragraph-properties fo:line-height="115%"/>
      <style:text-properties style:font-name="Consolas" fo:language="en" fo:country="US"/>
    </style:style>
    <style:style style:name="P364" style:parent-style-name="Обычный" style:family="paragraph">
      <style:paragraph-properties fo:line-height="115%"/>
      <style:text-properties style:font-name="Consolas" fo:language="en" fo:country="US"/>
    </style:style>
    <style:style style:name="P365" style:parent-style-name="Обычный" style:family="paragraph">
      <style:paragraph-properties fo:line-height="115%"/>
      <style:text-properties style:font-name="Consolas" fo:language="en" fo:country="US"/>
    </style:style>
    <style:style style:name="P366" style:parent-style-name="Обычный" style:family="paragraph">
      <style:paragraph-properties fo:line-height="115%"/>
      <style:text-properties style:font-name="Consolas" fo:language="en" fo:country="US"/>
    </style:style>
    <style:style style:name="P367" style:parent-style-name="Обычный" style:family="paragraph">
      <style:paragraph-properties fo:line-height="115%"/>
      <style:text-properties style:font-name="Consolas" fo:language="en" fo:country="US"/>
    </style:style>
    <style:style style:name="P368" style:parent-style-name="Обычный" style:family="paragraph">
      <style:paragraph-properties fo:line-height="115%"/>
      <style:text-properties style:font-name="Consolas" fo:language="en" fo:country="US"/>
    </style:style>
    <style:style style:name="P369" style:parent-style-name="Обычный" style:family="paragraph">
      <style:paragraph-properties fo:line-height="115%"/>
      <style:text-properties style:font-name="Consolas" fo:language="en" fo:country="US"/>
    </style:style>
    <style:style style:name="P370" style:parent-style-name="Обычный" style:family="paragraph">
      <style:paragraph-properties fo:line-height="115%"/>
      <style:text-properties style:font-name="Consolas" fo:language="en" fo:country="US"/>
    </style:style>
    <style:style style:name="P371" style:parent-style-name="Обычный" style:family="paragraph">
      <style:paragraph-properties fo:line-height="115%"/>
      <style:text-properties style:font-name="Consolas" fo:language="en" fo:country="US"/>
    </style:style>
    <style:style style:name="P372" style:parent-style-name="Обычный" style:family="paragraph">
      <style:paragraph-properties fo:line-height="115%"/>
      <style:text-properties style:font-name="Consolas" fo:language="en" fo:country="US"/>
    </style:style>
    <style:style style:name="P373" style:parent-style-name="Обычный" style:family="paragraph">
      <style:paragraph-properties fo:line-height="115%"/>
      <style:text-properties style:font-name="Consolas" fo:language="en" fo:country="US"/>
    </style:style>
    <style:style style:name="P374" style:parent-style-name="Обычный" style:family="paragraph">
      <style:paragraph-properties fo:line-height="115%"/>
      <style:text-properties style:font-name="Consolas" fo:language="en" fo:country="US"/>
    </style:style>
    <style:style style:name="P375" style:parent-style-name="Обычный" style:family="paragraph">
      <style:paragraph-properties fo:line-height="115%"/>
      <style:text-properties style:font-name="Consolas" fo:language="en" fo:country="US"/>
    </style:style>
    <style:style style:name="P376" style:parent-style-name="Обычный" style:family="paragraph">
      <style:paragraph-properties fo:line-height="115%"/>
      <style:text-properties style:font-name="Consolas" fo:language="en" fo:country="US"/>
    </style:style>
    <style:style style:name="P377" style:parent-style-name="Обычный" style:family="paragraph">
      <style:paragraph-properties fo:line-height="115%"/>
      <style:text-properties style:font-name="Consolas" fo:language="en" fo:country="US"/>
    </style:style>
    <style:style style:name="P378" style:parent-style-name="Обычный" style:family="paragraph">
      <style:paragraph-properties fo:line-height="115%"/>
      <style:text-properties style:font-name="Consolas" fo:language="en" fo:country="US"/>
    </style:style>
    <style:style style:name="P379" style:parent-style-name="Обычный" style:family="paragraph">
      <style:paragraph-properties fo:line-height="115%"/>
      <style:text-properties style:font-name="Consolas" fo:language="en" fo:country="US"/>
    </style:style>
    <style:style style:name="P380" style:parent-style-name="Обычный" style:family="paragraph">
      <style:paragraph-properties fo:line-height="115%"/>
      <style:text-properties style:font-name="Consolas" fo:language="en" fo:country="US"/>
    </style:style>
    <style:style style:name="P381" style:parent-style-name="Обычный" style:family="paragraph">
      <style:paragraph-properties fo:line-height="115%"/>
      <style:text-properties style:font-name="Consolas" fo:language="en" fo:country="US"/>
    </style:style>
    <style:style style:name="P382" style:parent-style-name="Обычный" style:family="paragraph">
      <style:paragraph-properties fo:line-height="115%"/>
      <style:text-properties style:font-name="Consolas" fo:language="en" fo:country="US"/>
    </style:style>
    <style:style style:name="P383" style:parent-style-name="Обычный" style:family="paragraph">
      <style:paragraph-properties fo:line-height="115%"/>
      <style:text-properties style:font-name="Consolas" fo:language="en" fo:country="US"/>
    </style:style>
    <style:style style:name="P384" style:parent-style-name="Обычный" style:family="paragraph">
      <style:paragraph-properties fo:line-height="115%"/>
      <style:text-properties style:font-name="Consolas" fo:language="en" fo:country="US"/>
    </style:style>
    <style:style style:name="P385" style:parent-style-name="Обычный" style:family="paragraph">
      <style:paragraph-properties fo:line-height="115%"/>
      <style:text-properties style:font-name="Consolas" fo:language="en" fo:country="US"/>
    </style:style>
    <style:style style:name="P386" style:parent-style-name="Обычный" style:family="paragraph">
      <style:paragraph-properties fo:line-height="115%"/>
      <style:text-properties style:font-name="Consolas" fo:language="en" fo:country="US"/>
    </style:style>
    <style:style style:name="P387" style:parent-style-name="Обычный" style:family="paragraph">
      <style:paragraph-properties fo:line-height="115%"/>
      <style:text-properties style:font-name="Consolas" fo:language="en" fo:country="US"/>
    </style:style>
    <style:style style:name="P388" style:parent-style-name="Обычный" style:family="paragraph">
      <style:paragraph-properties fo:line-height="115%"/>
      <style:text-properties style:font-name="Consolas" fo:language="en" fo:country="US"/>
    </style:style>
    <style:style style:name="P389" style:parent-style-name="Обычный" style:family="paragraph">
      <style:paragraph-properties fo:line-height="115%"/>
      <style:text-properties style:font-name="Consolas" fo:language="en" fo:country="US"/>
    </style:style>
    <style:style style:name="P390" style:parent-style-name="Обычный" style:family="paragraph">
      <style:paragraph-properties fo:line-height="115%"/>
      <style:text-properties style:font-name="Consolas" fo:language="en" fo:country="US"/>
    </style:style>
    <style:style style:name="P391" style:parent-style-name="Обычный" style:family="paragraph">
      <style:paragraph-properties fo:line-height="115%"/>
      <style:text-properties style:font-name="Consolas" fo:language="en" fo:country="US"/>
    </style:style>
    <style:style style:name="P392" style:parent-style-name="Обычный" style:family="paragraph">
      <style:paragraph-properties fo:line-height="115%"/>
      <style:text-properties style:font-name="Consolas" fo:language="en" fo:country="US"/>
    </style:style>
    <style:style style:name="P393" style:parent-style-name="Обычный" style:family="paragraph">
      <style:paragraph-properties fo:line-height="115%"/>
      <style:text-properties style:font-name="Consolas" fo:language="en" fo:country="US"/>
    </style:style>
    <style:style style:name="P394" style:parent-style-name="Обычный" style:family="paragraph">
      <style:paragraph-properties fo:line-height="115%"/>
      <style:text-properties style:font-name="Consolas" fo:language="en" fo:country="US"/>
    </style:style>
    <style:style style:name="P395" style:parent-style-name="Обычный" style:family="paragraph">
      <style:paragraph-properties fo:line-height="115%"/>
      <style:text-properties style:font-name="Consolas" fo:language="en" fo:country="US"/>
    </style:style>
    <style:style style:name="P396" style:parent-style-name="Обычный" style:family="paragraph">
      <style:paragraph-properties fo:line-height="115%"/>
      <style:text-properties style:font-name="Consolas" fo:language="en" fo:country="US"/>
    </style:style>
    <style:style style:name="P397" style:parent-style-name="Обычный" style:family="paragraph">
      <style:paragraph-properties fo:line-height="115%"/>
      <style:text-properties style:font-name="Consolas" fo:language="en" fo:country="US"/>
    </style:style>
    <style:style style:name="P398" style:parent-style-name="Обычный" style:family="paragraph">
      <style:paragraph-properties fo:line-height="115%"/>
      <style:text-properties style:font-name="Consolas" fo:language="en" fo:country="US"/>
    </style:style>
    <style:style style:name="P399" style:parent-style-name="Обычный" style:family="paragraph">
      <style:paragraph-properties fo:line-height="115%"/>
      <style:text-properties style:font-name="Consolas" fo:language="en" fo:country="US"/>
    </style:style>
    <style:style style:name="P400" style:parent-style-name="Обычный" style:family="paragraph">
      <style:paragraph-properties fo:line-height="115%"/>
      <style:text-properties style:font-name="Consolas" fo:language="en" fo:country="US"/>
    </style:style>
    <style:style style:name="P401" style:parent-style-name="Обычный" style:family="paragraph">
      <style:paragraph-properties fo:line-height="115%"/>
      <style:text-properties style:font-name="Consolas" fo:language="en" fo:country="US"/>
    </style:style>
    <style:style style:name="P402" style:parent-style-name="Обычный" style:family="paragraph">
      <style:paragraph-properties fo:line-height="115%"/>
      <style:text-properties style:font-name="Consolas" fo:language="en" fo:country="US"/>
    </style:style>
    <style:style style:name="P403" style:parent-style-name="Обычный" style:family="paragraph">
      <style:paragraph-properties fo:line-height="115%"/>
      <style:text-properties style:font-name="Consolas" fo:language="en" fo:country="US"/>
    </style:style>
    <style:style style:name="P404" style:parent-style-name="Обычный" style:family="paragraph">
      <style:paragraph-properties fo:line-height="115%"/>
      <style:text-properties style:font-name="Consolas" fo:language="en" fo:country="US"/>
    </style:style>
    <style:style style:name="P405" style:parent-style-name="Обычный" style:family="paragraph">
      <style:paragraph-properties fo:line-height="115%"/>
      <style:text-properties style:font-name="Consolas" fo:language="en" fo:country="US"/>
    </style:style>
    <style:style style:name="P406" style:parent-style-name="Обычный" style:family="paragraph">
      <style:paragraph-properties fo:line-height="115%"/>
      <style:text-properties style:font-name="Consolas" fo:language="en" fo:country="US"/>
    </style:style>
    <style:style style:name="P407" style:parent-style-name="Обычный" style:family="paragraph">
      <style:paragraph-properties fo:line-height="115%"/>
      <style:text-properties style:font-name="Consolas" fo:language="en" fo:country="US"/>
    </style:style>
    <style:style style:name="P408" style:parent-style-name="Обычный" style:family="paragraph">
      <style:paragraph-properties fo:line-height="115%"/>
      <style:text-properties style:font-name="Consolas" fo:language="en" fo:country="US"/>
    </style:style>
    <style:style style:name="P409" style:parent-style-name="Обычный" style:family="paragraph">
      <style:paragraph-properties fo:line-height="115%"/>
      <style:text-properties style:font-name="Consolas" fo:language="en" fo:country="US"/>
    </style:style>
    <style:style style:name="P410" style:parent-style-name="Обычный" style:family="paragraph">
      <style:paragraph-properties fo:line-height="115%"/>
      <style:text-properties style:font-name="Consolas" fo:language="en" fo:country="US"/>
    </style:style>
    <style:style style:name="P411" style:parent-style-name="Обычный" style:family="paragraph">
      <style:paragraph-properties fo:line-height="115%"/>
      <style:text-properties style:font-name="Consolas" fo:language="en" fo:country="US"/>
    </style:style>
    <style:style style:name="P412" style:parent-style-name="Обычный" style:family="paragraph">
      <style:paragraph-properties fo:line-height="115%"/>
      <style:text-properties style:font-name="Consolas" fo:language="en" fo:country="US"/>
    </style:style>
    <style:style style:name="P413" style:parent-style-name="Обычный" style:family="paragraph">
      <style:paragraph-properties fo:line-height="115%"/>
      <style:text-properties style:font-name="Consolas" fo:language="en" fo:country="US"/>
    </style:style>
    <style:style style:name="P414" style:parent-style-name="Обычный" style:family="paragraph">
      <style:paragraph-properties fo:line-height="115%"/>
      <style:text-properties style:font-name="Consolas" fo:language="en" fo:country="US"/>
    </style:style>
    <style:style style:name="P415" style:parent-style-name="Обычный" style:family="paragraph">
      <style:paragraph-properties fo:line-height="115%"/>
      <style:text-properties style:font-name="Consolas" fo:language="en" fo:country="US"/>
    </style:style>
    <style:style style:name="P416" style:parent-style-name="Обычный" style:family="paragraph">
      <style:paragraph-properties fo:line-height="115%"/>
      <style:text-properties style:font-name="Consolas" fo:language="en" fo:country="US"/>
    </style:style>
    <style:style style:name="P417" style:parent-style-name="Обычный" style:family="paragraph">
      <style:paragraph-properties fo:line-height="115%"/>
      <style:text-properties style:font-name="Consolas" fo:language="en" fo:country="US"/>
    </style:style>
    <style:style style:name="P418" style:parent-style-name="Обычный" style:family="paragraph">
      <style:paragraph-properties fo:line-height="115%"/>
      <style:text-properties style:font-name="Consolas" fo:language="en" fo:country="US"/>
    </style:style>
    <style:style style:name="P419" style:parent-style-name="Обычный" style:family="paragraph">
      <style:paragraph-properties fo:line-height="115%"/>
      <style:text-properties style:font-name="Consolas" fo:language="en" fo:country="US"/>
    </style:style>
    <style:style style:name="P420" style:parent-style-name="Обычный" style:family="paragraph">
      <style:paragraph-properties fo:line-height="115%"/>
      <style:text-properties style:font-name="Consolas" fo:language="en" fo:country="US"/>
    </style:style>
    <style:style style:name="P421" style:parent-style-name="Обычный" style:family="paragraph">
      <style:paragraph-properties fo:line-height="115%"/>
      <style:text-properties style:font-name="Consolas" fo:language="en" fo:country="US"/>
    </style:style>
    <style:style style:name="P422" style:parent-style-name="Обычный" style:family="paragraph">
      <style:paragraph-properties fo:line-height="115%"/>
      <style:text-properties style:font-name="Consolas" fo:language="en" fo:country="US"/>
    </style:style>
    <style:style style:name="P423" style:parent-style-name="Обычный" style:family="paragraph">
      <style:paragraph-properties fo:line-height="115%"/>
      <style:text-properties style:font-name="Consolas" fo:language="en" fo:country="US"/>
    </style:style>
    <style:style style:name="P424" style:parent-style-name="Обычный" style:family="paragraph">
      <style:paragraph-properties fo:line-height="115%"/>
      <style:text-properties style:font-name="Consolas" fo:language="en" fo:country="US"/>
    </style:style>
    <style:style style:name="P425" style:parent-style-name="Обычный" style:family="paragraph">
      <style:paragraph-properties fo:line-height="115%"/>
      <style:text-properties style:font-name="Consolas" fo:language="en" fo:country="US"/>
    </style:style>
    <style:style style:name="P426" style:parent-style-name="Обычный" style:family="paragraph">
      <style:paragraph-properties fo:line-height="115%"/>
      <style:text-properties style:font-name="Consolas" fo:language="en" fo:country="US"/>
    </style:style>
    <style:style style:name="P427" style:parent-style-name="Обычный" style:family="paragraph">
      <style:paragraph-properties fo:line-height="115%"/>
      <style:text-properties style:font-name="Consolas" fo:language="en" fo:country="US"/>
    </style:style>
    <style:style style:name="P428" style:parent-style-name="Обычный" style:family="paragraph">
      <style:paragraph-properties fo:line-height="115%"/>
      <style:text-properties style:font-name="Consolas" fo:language="en" fo:country="US"/>
    </style:style>
    <style:style style:name="P429" style:parent-style-name="Обычный" style:family="paragraph">
      <style:paragraph-properties fo:line-height="115%"/>
      <style:text-properties style:font-name="Consolas" fo:language="en" fo:country="US"/>
    </style:style>
    <style:style style:name="P430" style:parent-style-name="Обычный" style:family="paragraph">
      <style:paragraph-properties fo:line-height="115%"/>
      <style:text-properties style:font-name="Consolas" fo:language="en" fo:country="US"/>
    </style:style>
    <style:style style:name="P431" style:parent-style-name="Обычный" style:family="paragraph">
      <style:paragraph-properties fo:line-height="115%"/>
      <style:text-properties style:font-name="Consolas" fo:language="en" fo:country="US"/>
    </style:style>
    <style:style style:name="P432" style:parent-style-name="Обычный" style:family="paragraph">
      <style:paragraph-properties fo:line-height="115%"/>
      <style:text-properties style:font-name="Consolas" fo:language="en" fo:country="US"/>
    </style:style>
    <style:style style:name="P433" style:parent-style-name="Обычный" style:family="paragraph">
      <style:paragraph-properties fo:line-height="115%"/>
      <style:text-properties style:font-name="Consolas" fo:language="en" fo:country="US"/>
    </style:style>
    <style:style style:name="P434" style:parent-style-name="Обычный" style:family="paragraph">
      <style:paragraph-properties fo:line-height="115%"/>
      <style:text-properties style:font-name="Consolas" fo:language="en" fo:country="US"/>
    </style:style>
    <style:style style:name="P435" style:parent-style-name="Обычный" style:family="paragraph">
      <style:paragraph-properties fo:line-height="115%"/>
      <style:text-properties style:font-name="Consolas" fo:language="en" fo:country="US"/>
    </style:style>
    <style:style style:name="P436" style:parent-style-name="Обычный" style:family="paragraph">
      <style:paragraph-properties fo:line-height="115%"/>
      <style:text-properties style:font-name="Consolas" fo:language="en" fo:country="US"/>
    </style:style>
    <style:style style:name="P437" style:parent-style-name="Обычный" style:family="paragraph">
      <style:paragraph-properties fo:line-height="115%"/>
      <style:text-properties style:font-name="Consolas" fo:language="en" fo:country="US"/>
    </style:style>
    <style:style style:name="P438" style:parent-style-name="Обычный" style:family="paragraph">
      <style:paragraph-properties fo:line-height="115%"/>
      <style:text-properties style:font-name="Consolas" fo:language="en" fo:country="US"/>
    </style:style>
    <style:style style:name="P439" style:parent-style-name="Обычный" style:family="paragraph">
      <style:paragraph-properties fo:line-height="115%"/>
      <style:text-properties style:font-name="Consolas" fo:language="en" fo:country="US"/>
    </style:style>
    <style:style style:name="P440" style:parent-style-name="Обычный" style:family="paragraph">
      <style:paragraph-properties fo:line-height="115%"/>
      <style:text-properties style:font-name="Consolas" fo:language="en" fo:country="US"/>
    </style:style>
    <style:style style:name="P441" style:parent-style-name="Обычный" style:family="paragraph">
      <style:paragraph-properties fo:line-height="115%"/>
      <style:text-properties style:font-name="Consolas" fo:language="en" fo:country="US"/>
    </style:style>
    <style:style style:name="P442" style:parent-style-name="Обычный" style:family="paragraph">
      <style:paragraph-properties fo:line-height="115%"/>
      <style:text-properties style:font-name="Consolas" fo:language="en" fo:country="US"/>
    </style:style>
    <style:style style:name="P443" style:parent-style-name="Обычный" style:family="paragraph">
      <style:paragraph-properties fo:line-height="115%"/>
      <style:text-properties style:font-name="Consolas" fo:language="en" fo:country="US"/>
    </style:style>
    <style:style style:name="P444" style:parent-style-name="Обычный" style:family="paragraph">
      <style:paragraph-properties fo:line-height="115%"/>
      <style:text-properties style:font-name="Consolas" fo:language="en" fo:country="US"/>
    </style:style>
    <style:style style:name="P445" style:parent-style-name="Обычный" style:family="paragraph">
      <style:paragraph-properties fo:line-height="115%"/>
      <style:text-properties style:font-name="Consolas" fo:language="en" fo:country="US"/>
    </style:style>
    <style:style style:name="P446" style:parent-style-name="Обычный" style:family="paragraph">
      <style:paragraph-properties fo:line-height="115%"/>
      <style:text-properties style:font-name="Consolas" fo:language="en" fo:country="US"/>
    </style:style>
    <style:style style:name="P447" style:parent-style-name="Обычный" style:family="paragraph">
      <style:paragraph-properties fo:line-height="115%"/>
      <style:text-properties style:font-name="Consolas" fo:language="en" fo:country="US"/>
    </style:style>
    <style:style style:name="P448" style:parent-style-name="Обычный" style:family="paragraph">
      <style:paragraph-properties fo:line-height="115%"/>
      <style:text-properties style:font-name="Consolas" fo:language="en" fo:country="US"/>
    </style:style>
    <style:style style:name="P449" style:parent-style-name="Обычный" style:family="paragraph">
      <style:paragraph-properties fo:line-height="115%"/>
      <style:text-properties style:font-name="Consolas" fo:language="en" fo:country="US"/>
    </style:style>
    <style:style style:name="P450" style:parent-style-name="Обычный" style:family="paragraph">
      <style:paragraph-properties fo:line-height="115%"/>
      <style:text-properties style:font-name="Consolas" fo:language="en" fo:country="US"/>
    </style:style>
    <style:style style:name="P451" style:parent-style-name="Обычный" style:family="paragraph">
      <style:paragraph-properties fo:line-height="115%"/>
      <style:text-properties style:font-name="Consolas" fo:language="en" fo:country="US"/>
    </style:style>
    <style:style style:name="P452" style:parent-style-name="Обычный" style:family="paragraph">
      <style:paragraph-properties fo:line-height="115%"/>
      <style:text-properties style:font-name="Consolas" fo:language="en" fo:country="US"/>
    </style:style>
    <style:style style:name="P453" style:parent-style-name="Обычный" style:family="paragraph">
      <style:paragraph-properties fo:line-height="115%"/>
      <style:text-properties style:font-name="Consolas" fo:language="en" fo:country="US"/>
    </style:style>
    <style:style style:name="P454" style:parent-style-name="Обычный" style:family="paragraph">
      <style:paragraph-properties fo:line-height="115%"/>
      <style:text-properties style:font-name="Consolas" fo:language="en" fo:country="US"/>
    </style:style>
    <style:style style:name="P455" style:parent-style-name="Обычный" style:family="paragraph">
      <style:paragraph-properties fo:line-height="115%"/>
      <style:text-properties style:font-name="Consolas" fo:language="en" fo:country="US"/>
    </style:style>
    <style:style style:name="P456" style:parent-style-name="Обычный" style:family="paragraph">
      <style:paragraph-properties fo:line-height="115%"/>
      <style:text-properties style:font-name="Consolas" fo:language="en" fo:country="US"/>
    </style:style>
    <style:style style:name="P457" style:parent-style-name="Обычный" style:family="paragraph">
      <style:paragraph-properties fo:line-height="115%"/>
      <style:text-properties style:font-name="Consolas" fo:language="en" fo:country="US"/>
    </style:style>
    <style:style style:name="P458" style:parent-style-name="Обычный" style:family="paragraph">
      <style:paragraph-properties fo:line-height="115%"/>
      <style:text-properties style:font-name="Consolas" fo:language="en" fo:country="US"/>
    </style:style>
    <style:style style:name="P459" style:parent-style-name="Обычный" style:family="paragraph">
      <style:paragraph-properties fo:line-height="115%"/>
      <style:text-properties style:font-name="Consolas" fo:language="en" fo:country="US"/>
    </style:style>
    <style:style style:name="P460" style:parent-style-name="Обычный" style:family="paragraph">
      <style:paragraph-properties fo:line-height="115%"/>
      <style:text-properties style:font-name="Consolas" fo:language="en" fo:country="US"/>
    </style:style>
    <style:style style:name="P461" style:parent-style-name="Обычный" style:family="paragraph">
      <style:paragraph-properties fo:line-height="115%"/>
      <style:text-properties style:font-name="Consolas" fo:language="en" fo:country="US"/>
    </style:style>
    <style:style style:name="P462" style:parent-style-name="Обычный" style:family="paragraph">
      <style:paragraph-properties fo:line-height="115%"/>
      <style:text-properties style:font-name="Consolas" fo:language="en" fo:country="US"/>
    </style:style>
    <style:style style:name="P463" style:parent-style-name="Обычный" style:family="paragraph">
      <style:paragraph-properties fo:line-height="115%"/>
      <style:text-properties style:font-name="Consolas" fo:language="en" fo:country="US"/>
    </style:style>
    <style:style style:name="P464" style:parent-style-name="Обычный" style:family="paragraph">
      <style:paragraph-properties fo:line-height="115%"/>
      <style:text-properties style:font-name="Consolas" fo:language="en" fo:country="US"/>
    </style:style>
    <style:style style:name="P465" style:parent-style-name="Обычный" style:family="paragraph">
      <style:paragraph-properties fo:line-height="115%"/>
      <style:text-properties style:font-name="Consolas" fo:language="en" fo:country="US"/>
    </style:style>
    <style:style style:name="P466" style:parent-style-name="Обычный" style:family="paragraph">
      <style:paragraph-properties fo:line-height="115%"/>
      <style:text-properties style:font-name="Consolas" fo:language="en" fo:country="US"/>
    </style:style>
    <style:style style:name="P467" style:parent-style-name="Обычный" style:family="paragraph">
      <style:paragraph-properties fo:line-height="115%"/>
      <style:text-properties style:font-name="Consolas" fo:language="en" fo:country="US"/>
    </style:style>
    <style:style style:name="P468" style:parent-style-name="Обычный" style:family="paragraph">
      <style:paragraph-properties fo:line-height="115%"/>
      <style:text-properties style:font-name="Consolas" fo:language="en" fo:country="US"/>
    </style:style>
    <style:style style:name="P469" style:parent-style-name="Обычный" style:family="paragraph">
      <style:paragraph-properties fo:line-height="115%"/>
      <style:text-properties style:font-name="Consolas" fo:language="en" fo:country="US"/>
    </style:style>
    <style:style style:name="P470" style:parent-style-name="Обычный" style:family="paragraph">
      <style:paragraph-properties fo:line-height="115%"/>
      <style:text-properties style:font-name="Consolas" fo:language="en" fo:country="US"/>
    </style:style>
    <style:style style:name="P471" style:parent-style-name="Обычный" style:family="paragraph">
      <style:paragraph-properties fo:line-height="115%"/>
      <style:text-properties style:font-name="Consolas" fo:language="en" fo:country="US"/>
    </style:style>
    <style:style style:name="P472" style:parent-style-name="Обычный" style:family="paragraph">
      <style:paragraph-properties fo:line-height="115%"/>
      <style:text-properties style:font-name="Consolas" fo:language="en" fo:country="US"/>
    </style:style>
    <style:style style:name="P473" style:parent-style-name="Обычный" style:family="paragraph">
      <style:paragraph-properties fo:line-height="115%"/>
      <style:text-properties style:font-name="Consolas" fo:language="en" fo:country="US"/>
    </style:style>
    <style:style style:name="P474" style:parent-style-name="Обычный" style:family="paragraph">
      <style:paragraph-properties fo:line-height="115%"/>
      <style:text-properties style:font-name="Consolas" fo:language="en" fo:country="US"/>
    </style:style>
    <style:style style:name="P475" style:parent-style-name="Обычный" style:family="paragraph">
      <style:paragraph-properties fo:line-height="115%"/>
      <style:text-properties style:font-name="Consolas" fo:language="en" fo:country="US"/>
    </style:style>
    <style:style style:name="P476" style:parent-style-name="Обычный" style:family="paragraph">
      <style:paragraph-properties fo:line-height="115%"/>
      <style:text-properties style:font-name="Consolas" fo:language="en" fo:country="US"/>
    </style:style>
    <style:style style:name="P477" style:parent-style-name="Обычный" style:family="paragraph">
      <style:paragraph-properties fo:line-height="115%"/>
      <style:text-properties style:font-name="Consolas" fo:language="en" fo:country="US"/>
    </style:style>
    <style:style style:name="P478" style:parent-style-name="Обычный" style:family="paragraph">
      <style:paragraph-properties fo:line-height="115%"/>
      <style:text-properties style:font-name="Consolas" fo:language="en" fo:country="US"/>
    </style:style>
    <style:style style:name="P479" style:parent-style-name="Обычный" style:family="paragraph">
      <style:paragraph-properties fo:line-height="115%"/>
      <style:text-properties style:font-name="Consolas" fo:language="en" fo:country="US"/>
    </style:style>
    <style:style style:name="P480" style:parent-style-name="Обычный" style:family="paragraph">
      <style:paragraph-properties fo:line-height="115%"/>
      <style:text-properties style:font-name="Consolas" fo:language="en" fo:country="US"/>
    </style:style>
    <style:style style:name="P481" style:parent-style-name="Обычный" style:family="paragraph">
      <style:paragraph-properties fo:line-height="115%"/>
      <style:text-properties style:font-name="Consolas" fo:language="en" fo:country="US"/>
    </style:style>
    <style:style style:name="P482" style:parent-style-name="Обычный" style:family="paragraph">
      <style:paragraph-properties fo:line-height="115%"/>
      <style:text-properties style:font-name="Consolas" fo:language="en" fo:country="US"/>
    </style:style>
    <style:style style:name="P483" style:parent-style-name="Обычный" style:family="paragraph">
      <style:paragraph-properties fo:line-height="115%"/>
      <style:text-properties style:font-name="Consolas" fo:language="en" fo:country="US"/>
    </style:style>
    <style:style style:name="P484" style:parent-style-name="Обычный" style:family="paragraph">
      <style:paragraph-properties fo:line-height="115%"/>
      <style:text-properties style:font-name="Consolas" fo:language="en" fo:country="US"/>
    </style:style>
    <style:style style:name="P485" style:parent-style-name="Обычный" style:family="paragraph">
      <style:paragraph-properties fo:line-height="115%"/>
      <style:text-properties style:font-name="Consolas" fo:language="en" fo:country="US"/>
    </style:style>
    <style:style style:name="P486" style:parent-style-name="Обычный" style:family="paragraph">
      <style:paragraph-properties fo:line-height="115%"/>
      <style:text-properties style:font-name="Consolas" fo:language="en" fo:country="US"/>
    </style:style>
    <style:style style:name="P487" style:parent-style-name="Обычный" style:family="paragraph">
      <style:paragraph-properties fo:line-height="115%"/>
      <style:text-properties style:font-name="Consolas" fo:language="en" fo:country="US"/>
    </style:style>
    <style:style style:name="P488" style:parent-style-name="Обычный" style:family="paragraph">
      <style:paragraph-properties fo:line-height="115%"/>
      <style:text-properties style:font-name="Consolas" fo:language="en" fo:country="US"/>
    </style:style>
    <style:style style:name="P489" style:parent-style-name="Обычный" style:family="paragraph">
      <style:paragraph-properties fo:line-height="115%"/>
      <style:text-properties style:font-name="Consolas" fo:language="en" fo:country="US"/>
    </style:style>
    <style:style style:name="P490" style:parent-style-name="Обычный" style:family="paragraph">
      <style:paragraph-properties fo:line-height="115%"/>
      <style:text-properties style:font-name="Consolas" fo:language="en" fo:country="US"/>
    </style:style>
    <style:style style:name="P491" style:parent-style-name="Обычный" style:family="paragraph">
      <style:paragraph-properties fo:line-height="115%"/>
      <style:text-properties style:font-name="Consolas" fo:language="en" fo:country="US"/>
    </style:style>
    <style:style style:name="P492" style:parent-style-name="Обычный" style:family="paragraph">
      <style:paragraph-properties fo:line-height="115%"/>
      <style:text-properties style:font-name="Consolas" fo:language="en" fo:country="US"/>
    </style:style>
    <style:style style:name="P493" style:parent-style-name="Обычный" style:family="paragraph">
      <style:paragraph-properties fo:line-height="115%"/>
      <style:text-properties style:font-name="Consolas" fo:language="en" fo:country="US"/>
    </style:style>
    <style:style style:name="P494" style:parent-style-name="Обычный" style:family="paragraph">
      <style:paragraph-properties fo:line-height="115%"/>
      <style:text-properties style:font-name="Consolas" fo:language="en" fo:country="US"/>
    </style:style>
    <style:style style:name="P495" style:parent-style-name="Обычный" style:family="paragraph">
      <style:paragraph-properties fo:line-height="115%"/>
      <style:text-properties style:font-name="Consolas" fo:language="en" fo:country="US"/>
    </style:style>
    <style:style style:name="P496" style:parent-style-name="Обычный" style:family="paragraph">
      <style:paragraph-properties fo:line-height="115%"/>
      <style:text-properties style:font-name="Consolas" fo:language="en" fo:country="US"/>
    </style:style>
    <style:style style:name="P497" style:parent-style-name="Обычный" style:family="paragraph">
      <style:paragraph-properties fo:line-height="115%"/>
      <style:text-properties style:font-name="Consolas" fo:language="en" fo:country="US"/>
    </style:style>
    <style:style style:name="P498" style:parent-style-name="Обычный" style:family="paragraph">
      <style:paragraph-properties fo:line-height="115%"/>
      <style:text-properties style:font-name="Consolas" fo:language="en" fo:country="US"/>
    </style:style>
    <style:style style:name="P499" style:parent-style-name="Обычный" style:family="paragraph">
      <style:paragraph-properties fo:line-height="115%"/>
      <style:text-properties style:font-name="Consolas" fo:language="en" fo:country="US"/>
    </style:style>
    <style:style style:name="P500" style:parent-style-name="Обычный" style:family="paragraph">
      <style:paragraph-properties fo:line-height="115%"/>
      <style:text-properties style:font-name="Consolas" fo:language="en" fo:country="US"/>
    </style:style>
    <style:style style:name="P501" style:parent-style-name="Обычный" style:family="paragraph">
      <style:paragraph-properties fo:line-height="115%"/>
      <style:text-properties style:font-name="Consolas" fo:language="en" fo:country="US"/>
    </style:style>
    <style:style style:name="P502" style:parent-style-name="Обычный" style:family="paragraph">
      <style:paragraph-properties fo:line-height="115%"/>
      <style:text-properties style:font-name="Consolas" fo:language="en" fo:country="US"/>
    </style:style>
    <style:style style:name="P503" style:parent-style-name="Обычный" style:family="paragraph">
      <style:paragraph-properties fo:line-height="115%"/>
      <style:text-properties style:font-name="Consolas" fo:language="en" fo:country="US"/>
    </style:style>
    <style:style style:name="P504" style:parent-style-name="Обычный" style:family="paragraph">
      <style:paragraph-properties fo:line-height="115%"/>
      <style:text-properties style:font-name="Consolas" fo:language="en" fo:country="US"/>
    </style:style>
    <style:style style:name="P505" style:parent-style-name="Обычный" style:family="paragraph">
      <style:paragraph-properties fo:line-height="115%"/>
      <style:text-properties style:font-name="Consolas" fo:language="en" fo:country="US"/>
    </style:style>
    <style:style style:name="P506" style:parent-style-name="Обычный" style:family="paragraph">
      <style:paragraph-properties fo:line-height="115%"/>
      <style:text-properties style:font-name="Consolas" fo:language="en" fo:country="US"/>
    </style:style>
    <style:style style:name="P507" style:parent-style-name="Обычный" style:family="paragraph">
      <style:paragraph-properties fo:line-height="115%"/>
      <style:text-properties style:font-name="Consolas" fo:language="en" fo:country="US"/>
    </style:style>
    <style:style style:name="P508" style:parent-style-name="Обычный" style:family="paragraph">
      <style:paragraph-properties fo:line-height="115%"/>
    </style:style>
    <style:style style:name="T509" style:parent-style-name="Основнойшрифтабзаца" style:family="text">
      <style:text-properties style:font-name="Consolas"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<text:s text:c="4"/>МО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 №3</text:span></text:p>
      <text:p text:style-name="P20"><text:span text:style-name="T21">по<text:s/></text:span><text:span text:style-name="T22">дисциплине «Алгоритмы и структуры данных»</text:span></text:p>
      <text:p text:style-name="P23"><text:span text:style-name="T24">Тема: Стеки и очереди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Студентка</text:span><text:span text:style-name="T40"><text:s/>гр. 7381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Машина Ю. Д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Фирсов М. А.</text:p>
          </table:table-cell>
        </table:table-row>
      </table:table>
      <text:p text:style-name="P52"/>
      <text:p text:style-name="P53"/>
      <text:p text:style-name="P54">Санкт-Петербург</text:p>
      <text:p text:style-name="P55">2018</text:p>
      <text:soft-page-break/>
      <text:p text:style-name="P56">Цель работы.</text:p>
      <text:p text:style-name="P57">Ознакомиться с такими структурами данных, как стек и очередь, и научиться применять их на практике.</text:p>
      <text:p text:style-name="P58"/>
      <text:p text:style-name="P59">Основные теоретические положения.</text:p>
      <text:p text:style-name="P60">Стек - это структура<text:s/>данных, в которой хранятся элементы в виде последовательности, организованной по принципу LIFO (Last In — First Out). Такую структуру данных можно сравнить со стопкой тарелок или магазином автомата. Стек не предполагает прямого доступа к элементам и список<text:s/>основных операций ограничивается операциями помещения элемента в стек и извлечения элемента из стека. Их принято называть PUSH и POP соответственно. Также, обычно есть возможность посмотреть на верхний элемент стека не извлекая его (TOP) и несколько других функций, таких как проверка на пустоту стека и некоторые другие. Очередь - эта структура данных, в которой хранятся элементы в виде последовательности, организованной по принципу FIFO (First In — First Out). Эта структура данных более естественна - например, очередь в магазине. Также как и стек, очередь не предполагает прямого доступа к элементам, а основные операции: добавление ENQ (enqueue) и извлечение DEQ(dequeue). Также обычно есть функции получения первого элемента без его извлечения, определения размера очереди, проверки на пустоту и некоторые другие.</text:p>
      <text:p text:style-name="P61">Задание.</text:p>
      <text:p text:style-name="P62">10. Определить, имеет ли заданная в файле F символьная строка следующую структуру:</text:p>
      <text:p text:style-name="P63">a D b D c D d ...,<text:s/></text:p>
      <text:p text:style-name="P64"><text:span text:style-name="T65">где каждая строка a, b, c, d, ..., в свою очередь, имеет вид x1 C x2. Здесь x1 есть строка, состоящая из символов A и B, а x2<text:s/></text:span><text:span text:style-name="T66"> строка, обратная строке x1 (т. е. если x1 = ABABB, то x2 = BBABA). Таким образом, исходная строка состоит только из символов A, B, C и D. Исходная строка может читаться только последовательно (посимвольно) слева направо.</text:span></text:p>
      <text:soft-page-break/>
      <text:p text:style-name="P67"><text:span text:style-name="T68">Описание алгоритма.</text:span></text:p>
      <text:p text:style-name="P69"><text:span text:style-name="T70">В программе производится посимвольное считывание входных данных. Пробелы игнорируются. При нахождении<text:s/></text:span><text:span text:style-name="T71">символов</text:span><text:span text:style-name="T72">,</text:span><text:span text:style-name="T73"><text:s/>отличных<text:s/></text:span><text:span text:style-name="T74">от дозволенных,</text:span><text:span text:style-name="T75"><text:s/></text:span><text:span text:style-name="T76">осуществляется выход из программы.<text:s/></text:span><text:span text:style-name="T77">Каждый найденный</text:span><text:span text:style-name="T78"><text:s/></text:span><text:span text:style-name="T79">символ</text:span><text:span text:style-name="T80"><text:s/>кладется на вершину стека. При<text:s/></text:span><text:span text:style-name="T81">проверке х2 при помощи стека проверяется соответствие<text:s/></text:span><text:span text:style-name="T82">x1<text:s/></text:span><text:span text:style-name="T83">и<text:s/></text:span><text:span text:style-name="T84">x2<text:s/></text:span><text:span text:style-name="T85">синтаксису.</text:span><text:span text:style-name="T86"><text:s/>По окончании работы программы производится проверка на наличие в стеке<text:s/></text:span><text:span text:style-name="T87">элементов.<text:s/></text:span><text:span text:style-name="T88">Выводится</text:span><text:span text:style-name="T89"><text:s/>сообщение об ошибках</text:span><text:span text:style-name="T90"><text:s/>либо<text:s/></text:span><text:span text:style-name="T91">подтверждение соответствия синтаксису</text:span><text:span text:style-name="T92">.</text:span></text:p>
      <text:p text:style-name="P93"/>
      <text:p text:style-name="P94">Описание задействованных функций и <text:s/>структур.</text:p>
      <text:p text:style-name="P95">В программе описаны две структуры, используемые для работы со стеком.</text:p>
      <text:p text:style-name="P96">struct StackNode<text:s/></text:p>
      <text:p text:style-name="P97">{<text:s/></text:p>
      <text:p text:style-name="P98"><text:s text:c="4"/>char data;<text:s/></text:p>
      <text:p text:style-name="P99"><text:s text:c="4"/>struct StackNode* next;<text:s/></text:p>
      <text:p text:style-name="P100">};<text:s/></text:p>
      <text:p text:style-name="P101"/>
      <text:p text:style-name="P102"><text:span text:style-name="T103">Функция<text:s/></text:span><text:span text:style-name="T104">struct StackNode* newNode(char data)</text:span></text:p>
      <text:p text:style-name="P105">Аргументы:</text:p>
      <text:p text:style-name="P106"><text:span text:style-name="T107">data</text:span><text:span text:style-name="T108"><text:s/>–</text:span><text:span text:style-name="T109"><text:s/></text:span><text:span text:style-name="T110">символ</text:span><text:span text:style-name="T111">.</text:span></text:p>
      <text:p text:style-name="P112">Возвращаемое значение:</text:p>
      <text:p text:style-name="P113">Указатель на верхний элемент стека.</text:p>
      <text:p text:style-name="P114">Описание:</text:p>
      <text:p text:style-name="P115">Функция<text:s/>создает новый элемент стека.</text:p>
      <text:p text:style-name="P116"/>
      <text:p text:style-name="P117"><text:span text:style-name="T118">Функция<text:s/></text:span><text:span text:style-name="T119">int isEmpty(struct StackNode *root)</text:span></text:p>
      <text:p text:style-name="P120">Аргументы:</text:p>
      <text:p text:style-name="P121"><text:span text:style-name="T122">root</text:span><text:span text:style-name="T123"><text:s/>–</text:span><text:span text:style-name="T124"><text:s/>указатель на стек.</text:span></text:p>
      <text:p text:style-name="P125">Возвращаемое значение:</text:p>
      <text:p text:style-name="P126">1 – если стек пуст, 0 – в противном случае.</text:p>
      <text:soft-page-break/>
      <text:p text:style-name="P127">Описание:</text:p>
      <text:p text:style-name="P128">Функция<text:s/>проверяет, пуст ли стек.</text:p>
      <text:p text:style-name="P129"/>
      <text:p text:style-name="P130"><text:span text:style-name="T131">Функция<text:s/></text:span><text:span text:style-name="T132">void push(struct StackNode** root, char data)</text:span></text:p>
      <text:p text:style-name="P133">Аргументы:</text:p>
      <text:p text:style-name="P134"><text:span text:style-name="T135">root</text:span><text:span text:style-name="T136"><text:s/>–</text:span><text:span text:style-name="T137"><text:s/>указатель на стек.</text:span></text:p>
      <text:p text:style-name="P138"><text:span text:style-name="T139">data</text:span><text:span text:style-name="T140"><text:s/>–</text:span><text:span text:style-name="T141"><text:s/>символ</text:span><text:span text:style-name="T142">, к-рый</text:span><text:span text:style-name="T143"><text:s/>требуется занести в стек.</text:span></text:p>
      <text:p text:style-name="P144">Возвращаемое значение:</text:p>
      <text:p text:style-name="P145">Отсутствует.</text:p>
      <text:p text:style-name="P146">Описание:</text:p>
      <text:p text:style-name="P147"><text:span text:style-name="T148">Функция помещает элемент<text:s/></text:span><text:span text:style-name="T149">data</text:span><text:span text:style-name="T150"><text:s/>на вершину стека.</text:span></text:p>
      <text:p text:style-name="P151"/>
      <text:p text:style-name="P152"><text:span text:style-name="T153">Функция<text:s/></text:span><text:span text:style-name="T154">char</text:span><text:span text:style-name="T155"><text:s/>pop(struct StackNode** root)</text:span></text:p>
      <text:p text:style-name="P156">Аргументы:</text:p>
      <text:p text:style-name="P157"><text:span text:style-name="T158">root</text:span><text:span text:style-name="T159"><text:s/>–</text:span><text:span text:style-name="T160"><text:s/>указатель на стек.</text:span></text:p>
      <text:p text:style-name="P161">Возвращаемое значение:</text:p>
      <text:p text:style-name="P162"><text:span text:style-name="T163">Элемент лежащий на вершине стека типа<text:s/></text:span><text:span text:style-name="T164">char</text:span><text:span text:style-name="T165">.</text:span></text:p>
      <text:p text:style-name="P166">Описание:</text:p>
      <text:p text:style-name="P167">Функция извлекает элемент <text:s/>с вершины стека, при невозможности извлечения сообщает об этом.</text:p>
      <text:p text:style-name="P168"/>
      <text:p text:style-name="P169"/>
      <text:p text:style-name="P170"><text:span text:style-name="T171">Функция<text:s/></text:span><text:span text:style-name="T172">char peek(struct StackNode* root)</text:span></text:p>
      <text:p text:style-name="P173">Аргументы:</text:p>
      <text:p text:style-name="P174"><text:span text:style-name="T175">root</text:span><text:span text:style-name="T176"><text:s/>–</text:span><text:span text:style-name="T177"><text:s/>указатель на стек.</text:span></text:p>
      <text:p text:style-name="P178">Возвращаемое значение:</text:p>
      <text:p text:style-name="P179">Элемент на вершине стека.</text:p>
      <text:p text:style-name="P180">Описание:</text:p>
      <text:p text:style-name="P181">Функция<text:s/>показывает элемент на вершине стека.<text:s/></text:p>
      <text:p text:style-name="P182"/>
      <text:soft-page-break/>
      <text:p text:style-name="P183"><text:span text:style-name="T184">Функция<text:s/></text:span><text:span text:style-name="T185">int nooddsymbols(char a</text:span><text:span text:style-name="T186">)</text:span></text:p>
      <text:p text:style-name="P187">Аргументы:</text:p>
      <text:p text:style-name="P188"><text:span text:style-name="T189">a</text:span><text:span text:style-name="T190"><text:s/>–</text:span><text:span text:style-name="T191"><text:s/></text:span><text:span text:style-name="T192">символ</text:span><text:span text:style-name="T193">.</text:span></text:p>
      <text:p text:style-name="P194">Возвращаемое значение:</text:p>
      <text:p text:style-name="P195">1 – если символ соответствует синтаксису, 0 – в противном случае.</text:p>
      <text:p text:style-name="P196">Описание:</text:p>
      <text:p text:style-name="P197">Функция<text:s/>определяет соответствие символа синтаксису.</text:p>
      <text:p text:style-name="P198"/>
      <text:p text:style-name="P199"><text:span text:style-name="T200">Функция<text:s/></text:span><text:span text:style-name="T201">int abcd(struct StackNode* root, char * str, int* i, int* er)</text:span></text:p>
      <text:p text:style-name="P202">Аргументы:</text:p>
      <text:p text:style-name="P203"><text:span text:style-name="T204">root</text:span><text:span text:style-name="T205"><text:s/>–</text:span><text:span text:style-name="T206"><text:s/></text:span><text:span text:style-name="T207">указатель на стек</text:span><text:span text:style-name="T208">.</text:span></text:p>
      <text:p text:style-name="P209"><text:span text:style-name="T210">str</text:span><text:span text:style-name="T211"><text:s/>–</text:span><text:span text:style-name="T212"><text:s/></text:span><text:span text:style-name="T213">указатель на строку, содержащую прошедшую проверку последовательность</text:span><text:span text:style-name="T214">.</text:span></text:p>
      <text:p text:style-name="P215"><text:span text:style-name="T216">i</text:span><text:span text:style-name="T217"><text:s/>–</text:span><text:span text:style-name="T218"><text:s/></text:span><text:span text:style-name="T219">указатель на индекс элемента строки</text:span><text:span text:style-name="T220">.</text:span></text:p>
      <text:p text:style-name="P221"><text:span text:style-name="T222">er</text:span><text:span text:style-name="T223"><text:s/>–</text:span><text:span text:style-name="T224"><text:s/></text:span><text:span text:style-name="T225">указатель на флагб индицирующий наличие ошибок в последовательности</text:span><text:span text:style-name="T226">.</text:span></text:p>
      <text:p text:style-name="P227">Возвращаемое значение:</text:p>
      <text:p text:style-name="P228">1 – если<text:s/>последовательность<text:s/>соответствует синтаксису, 0 – в противном случае.</text:p>
      <text:p text:style-name="P229">Описание:</text:p>
      <text:p text:style-name="P230">Функция определяет соответствие<text:s/>последовательности<text:s/>синтаксису.</text:p>
      <text:p text:style-name="P231"/>
      <text:p text:style-name="P232"><text:span text:style-name="T233">Функция<text:s/></text:span><text:span text:style-name="T234">int check(struct StackNode* root, char * str, int* i, int dflag, int* er)</text:span></text:p>
      <text:p text:style-name="P235">Аргументы:</text:p>
      <text:p text:style-name="P236"><text:span text:style-name="T237">root</text:span><text:span text:style-name="T238"><text:s/>–</text:span><text:span text:style-name="T239"><text:s/>указатель на стек.</text:span></text:p>
      <text:p text:style-name="P240"><text:span text:style-name="T241">str</text:span><text:span text:style-name="T242"><text:s/>–</text:span><text:span text:style-name="T243"><text:s/>указатель на строку, содержащую прошедшую проверку последовательность.</text:span></text:p>
      <text:p text:style-name="P244"><text:span text:style-name="T245">i</text:span><text:span text:style-name="T246"><text:s/>–</text:span><text:span text:style-name="T247"><text:s/>указатель на индекс элемента строки.</text:span></text:p>
      <text:p text:style-name="P248"><text:span text:style-name="T249">dflag</text:span><text:span text:style-name="T250"><text:s/>–</text:span><text:span text:style-name="T251">флаг наличия символа «</text:span><text:span text:style-name="T252">D</text:span><text:span text:style-name="T253">»</text:span><text:span text:style-name="T254"><text:s/></text:span><text:span text:style-name="T255">в части последовательности.</text:span></text:p>
      <text:soft-page-break/>
      <text:p text:style-name="P256"><text:span text:style-name="T257">er</text:span><text:span text:style-name="T258"><text:s/>–</text:span><text:span text:style-name="T259"><text:s/>указатель на флагб индицирующий наличие ошибок в последовательности.</text:span></text:p>
      <text:p text:style-name="P260">Возвращаемое значение:</text:p>
      <text:p text:style-name="P261">1 – если<text:s/>часть<text:s/>последовательности<text:s/>соответствует синтаксису, 0 – в противном случае.</text:p>
      <text:p text:style-name="P262">Описание:</text:p>
      <text:p text:style-name="P263">Функция определяет соответствие последовательности синтаксису.</text:p>
      <text:p text:style-name="P264"/>
      <text:p text:style-name="P265"><text:span text:style-name="T266">Тестирование.</text:span>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Входная строка</text:p>
          </table:table-cell>
          <table:table-cell table:style-name="TableCell273">
            <text:p text:style-name="P274">Результат работы программы</text:p>
          </table:table-cell>
        </table:table-row>
        <table:table-row table:style-name="TableRow275">
          <table:table-cell table:style-name="TableCell276">
            <text:p text:style-name="P277"><text:span text:style-name="T278">A C A</text:span></text:p>
          </table:table-cell>
          <table:table-cell table:style-name="TableCell279">
            <text:p text:style-name="P280">Correct</text:p>
          </table:table-cell>
        </table:table-row>
        <table:table-row table:style-name="TableRow281">
          <table:table-cell table:style-name="TableCell282">
            <text:p text:style-name="P283">AB C BA D</text:p>
          </table:table-cell>
          <table:table-cell table:style-name="TableCell284">
            <text:p text:style-name="P285">Correct</text:p>
          </table:table-cell>
        </table:table-row>
        <table:table-row table:style-name="TableRow286">
          <table:table-cell table:style-name="TableCell287">
            <text:p text:style-name="P288">C C C D</text:p>
          </table:table-cell>
          <table:table-cell table:style-name="TableCell289">
            <text:p text:style-name="P290">Not correct</text:p>
          </table:table-cell>
        </table:table-row>
        <table:table-row table:style-name="TableRow291">
          <table:table-cell table:style-name="TableCell292">
            <text:p text:style-name="P293">ABBA C ABBB</text:p>
          </table:table-cell>
          <table:table-cell table:style-name="TableCell294">
            <text:p text:style-name="P295">Not correct</text:p>
          </table:table-cell>
        </table:table-row>
        <table:table-row table:style-name="TableRow296">
          <table:table-cell table:style-name="TableCell297">
            <text:p text:style-name="P298">AAABA C ABAAA D A C A</text:p>
          </table:table-cell>
          <table:table-cell table:style-name="TableCell299">
            <text:p text:style-name="P300">Correct</text:p>
            <text:p text:style-name="P301"/>
          </table:table-cell>
        </table:table-row>
        <table:table-row table:style-name="TableRow302">
          <table:table-cell table:style-name="TableCell303">
            <text:p text:style-name="P304">*Пустая строка*</text:p>
          </table:table-cell>
          <table:table-cell table:style-name="TableCell305">
            <text:p text:style-name="P306">Empty sequence.</text:p>
            <text:p text:style-name="P307">Not correct</text:p>
          </table:table-cell>
        </table:table-row>
      </table:table>
      <text:p text:style-name="P308"/>
      <text:p text:style-name="P309">Выводы.</text:p>
      <text:p text:style-name="P310">В ходе выполнения работы была изучена новая структура данных: стек</text:p>
      <text:p text:style-name="P311"/>
      <text:p text:style-name="P312"/>
      <text:soft-page-break/>
      <text:p text:style-name="P313"><text:span text:style-name="T314">Приложение а</text:span></text:p>
      <text:p text:style-name="P315"><text:span text:style-name="T316">Исходный</text:span><text:span text:style-name="T317"><text:s/></text:span><text:span text:style-name="T318">код</text:span><text:span text:style-name="T319"><text:s/>программы</text:span></text:p>
      <text:p text:style-name="P320"/>
      <text:p text:style-name="P321">#include &lt;stdio.h&gt;<text:s/></text:p>
      <text:p text:style-name="P322">#include &lt;stdlib.h&gt;<text:s/></text:p>
      <text:p text:style-name="P323"/>
      <text:p text:style-name="P324">enum err {err1 = 1, err2, err3, err4};</text:p>
      <text:p text:style-name="P325"/>
      <text:p text:style-name="P326">void error(enum err er, char* str){</text:p>
      <text:p text:style-name="P327"/>
      <text:p text:style-name="P328"><text:tab/>switch (er){</text:p>
      <text:p text:style-name="P329"><text:tab/><text:tab/>case 1: printf("\nSequence: %s\nOdd symbols in input\n", str);</text:p>
      <text:p text:style-name="P330"><text:tab/><text:tab/>case 2: printf("\nSequence: %s\nx1 and x2 don't match\n", str);</text:p>
      <text:p text:style-name="P331"><text:tab/><text:tab/>case 3: printf("\nSequence: %s\nCan't pop from empty stack.\n", str);</text:p>
      <text:p text:style-name="P332"><text:tab/><text:tab/>default: printf("\nNo errors besides the listed ones.\n");</text:p>
      <text:p text:style-name="P333"><text:tab/>}</text:p>
      <text:p text:style-name="P334">}</text:p>
      <text:p text:style-name="P335"/>
      <text:p text:style-name="P336">struct StackNode<text:s/></text:p>
      <text:p text:style-name="P337">{<text:s/></text:p>
      <text:p text:style-name="P338"><text:s text:c="4"/>char data;<text:s/></text:p>
      <text:p text:style-name="P339"><text:s text:c="4"/>struct StackNode* next;<text:s/></text:p>
      <text:p text:style-name="P340">};<text:s/></text:p>
      <text:p text:style-name="P341"><text:s text:c="2"/></text:p>
      <text:p text:style-name="P342">struct StackNode* newNode(char data)<text:s/></text:p>
      <text:p text:style-name="P343">{<text:s/></text:p>
      <text:p text:style-name="P344"><text:s text:c="4"/>struct StackNode* stackNode =<text:s/></text:p>
      <text:p text:style-name="P345"><text:s text:c="14"/>(struct StackNode*) malloc(sizeof(struct StackNode));<text:s/></text:p>
      <text:p text:style-name="P346"><text:s text:c="4"/>stackNode-&gt;data = data;<text:s/></text:p>
      <text:p text:style-name="P347"><text:s text:c="4"/>stackNode-&gt;next = NULL;<text:s/></text:p>
      <text:p text:style-name="P348"><text:s text:c="4"/>return stackNode;<text:s/></text:p>
      <text:p text:style-name="P349">}<text:s/></text:p>
      <text:p text:style-name="P350"><text:s text:c="2"/></text:p>
      <text:p text:style-name="P351">int isEmpty(struct StackNode *root)<text:s/></text:p>
      <text:p text:style-name="P352">{<text:s/></text:p>
      <text:p text:style-name="P353"><text:s text:c="4"/>return !root;<text:s/></text:p>
      <text:p text:style-name="P354">}<text:s/></text:p>
      <text:p text:style-name="P355"><text:s text:c="2"/></text:p>
      <text:p text:style-name="P356">void push(struct StackNode** root, char data)<text:s/></text:p>
      <text:p text:style-name="P357">{<text:s/></text:p>
      <text:p text:style-name="P358"><text:s text:c="4"/>struct StackNode* stackNode = newNode(data);<text:s/></text:p>
      <text:soft-page-break/>
      <text:p text:style-name="P359"><text:s text:c="4"/>stackNode-&gt;next = *root;<text:s/></text:p>
      <text:p text:style-name="P360"><text:s text:c="4"/>*root = stackNode;<text:s/></text:p>
      <text:p text:style-name="P361"><text:s text:c="4"/>printf("%c pushed to stack\n", data);<text:s/></text:p>
      <text:p text:style-name="P362">}<text:s/></text:p>
      <text:p text:style-name="P363"><text:s text:c="2"/></text:p>
      <text:p text:style-name="P364">char pop(struct StackNode** root)<text:s/></text:p>
      <text:p text:style-name="P365">{<text:s/></text:p>
      <text:p text:style-name="P366"><text:s text:c="4"/>if (isEmpty(*root)) {</text:p>
      <text:p text:style-name="P367"><text:s text:c="6"/>printf("Cannot pop from an empty stack.\n");</text:p>
      <text:p text:style-name="P368"><text:s text:c="7"/>return 0;<text:s/></text:p>
      <text:p text:style-name="P369"><text:s text:c="4"/>}</text:p>
      <text:p text:style-name="P370"><text:s text:c="4"/>struct StackNode* temp = *root;<text:s/></text:p>
      <text:p text:style-name="P371"><text:s text:c="4"/>*root = (*root)-&gt;next;<text:s/></text:p>
      <text:p text:style-name="P372"><text:s text:c="4"/>int popped = temp-&gt;data;<text:s/></text:p>
      <text:p text:style-name="P373"><text:s text:c="4"/>free(temp);<text:s/></text:p>
      <text:p text:style-name="P374"><text:s text:c="4"/>printf("popped: %c\n", popped);</text:p>
      <text:p text:style-name="P375"><text:s text:c="4"/>return popped;<text:s/></text:p>
      <text:p text:style-name="P376">}<text:s/></text:p>
      <text:p text:style-name="P377"><text:s text:c="2"/></text:p>
      <text:p text:style-name="P378">char peek(struct StackNode* root)<text:s/></text:p>
      <text:p text:style-name="P379">{<text:s/></text:p>
      <text:p text:style-name="P380"><text:s text:c="4"/>if (isEmpty(root)) {</text:p>
      <text:p text:style-name="P381"><text:s text:c="6"/>printf("Cannot peek an empty stack.\n");</text:p>
      <text:p text:style-name="P382"><text:s text:c="7"/>return 0;<text:s/></text:p>
      <text:p text:style-name="P383"><text:s text:c="4"/>}</text:p>
      <text:p text:style-name="P384"><text:s text:c="7"/></text:p>
      <text:p text:style-name="P385"><text:s text:c="4"/>return root-&gt;data;<text:s/></text:p>
      <text:p text:style-name="P386">}<text:s/></text:p>
      <text:p text:style-name="P387"/>
      <text:p text:style-name="P388">int nooddsymbols(char a){</text:p>
      <text:p text:style-name="P389"><text:s text:c="2"/>if (a!='A'&amp;&amp;a!='B'&amp;&amp;a!='C'&amp;&amp;a!='D'&amp;&amp;a!='\n'&amp;&amp;a!=EOF){</text:p>
      <text:p text:style-name="P390"><text:s text:c="6"/>return 0;</text:p>
      <text:p text:style-name="P391"><text:s text:c="4"/>}</text:p>
      <text:p text:style-name="P392"><text:s text:c="4"/>return 1;</text:p>
      <text:p text:style-name="P393">}</text:p>
      <text:p text:style-name="P394"/>
      <text:p text:style-name="P395">int check(struct StackNode* , char * , int*, int, int*);</text:p>
      <text:p text:style-name="P396"><text:s text:c="2"/></text:p>
      <text:p text:style-name="P397">int abcd(struct StackNode* root, char * str, int* i, int* er){</text:p>
      <text:p text:style-name="P398"><text:tab/>char a;</text:p>
      <text:p text:style-name="P399"><text:s text:c="2"/><text:tab/>while ((a=getchar())==' ')</text:p>
      <text:p text:style-name="P400"><text:s text:c="2"/><text:tab/><text:tab/>;</text:p>
      <text:p text:style-name="P401"><text:s text:c="2"/><text:tab/>if (a==EOF||a=='\n'){</text:p>
      <text:p text:style-name="P402"><text:s text:c="6"/>printf("Empty sequence\n");</text:p>
      <text:soft-page-break/>
      <text:p text:style-name="P403"><text:s text:c="6"/>return 0;</text:p>
      <text:p text:style-name="P404"><text:s text:c="4"/>}</text:p>
      <text:p text:style-name="P405"><text:s text:c="4"/>printf("Processing: %c\n", a);</text:p>
      <text:p text:style-name="P406"><text:s text:c="2"/><text:tab/>if (!nooddsymbols(a)){</text:p>
      <text:p text:style-name="P407"><text:s text:c="2"/><text:tab/><text:tab/>str[*i]=a;</text:p>
      <text:p text:style-name="P408"><text:s text:c="4"/><text:tab/>str[(*i)+1]='\0';</text:p>
      <text:p text:style-name="P409"><text:s text:c="4"/><text:tab/>(*i)++;</text:p>
      <text:p text:style-name="P410"><text:s text:c="2"/><text:tab/><text:tab/>error(1, str);</text:p>
      <text:p text:style-name="P411"><text:s text:c="6"/>*er = 0;</text:p>
      <text:p text:style-name="P412"><text:s text:c="2"/><text:tab/><text:tab/>return 0;</text:p>
      <text:p text:style-name="P413"><text:s text:c="2"/><text:tab/>}</text:p>
      <text:p text:style-name="P414"><text:s text:c="2"/><text:tab/>if (a=='C'){</text:p>
      <text:p text:style-name="P415"><text:s text:c="2"/><text:tab/><text:tab/>str[*i]=' ';</text:p>
      <text:p text:style-name="P416"><text:s text:c="2"/><text:tab/><text:tab/>str[(*i)+1]='C';</text:p>
      <text:p text:style-name="P417"><text:s text:c="2"/><text:tab/><text:tab/>str[(*i)+2]=' ';</text:p>
      <text:p text:style-name="P418"><text:s text:c="4"/><text:tab/>str[(*i)+3]='\0';</text:p>
      <text:p text:style-name="P419"><text:s text:c="4"/><text:tab/>(*i)+=3;</text:p>
      <text:p text:style-name="P420"><text:s text:c="2"/><text:tab/><text:tab/>if (check(root, str, i, 0, er))</text:p>
      <text:p text:style-name="P421"><text:s text:c="2"/><text:tab/><text:tab/>return 1;</text:p>
      <text:p text:style-name="P422"><text:s text:c="4"/>return 0;</text:p>
      <text:p text:style-name="P423"><text:s text:c="2"/><text:tab/>}</text:p>
      <text:p text:style-name="P424"><text:s text:c="2"/><text:tab/>str[*i]=a;</text:p>
      <text:p text:style-name="P425"><text:s text:c="4"/>str[(*i)+1]='\0';</text:p>
      <text:p text:style-name="P426"><text:s text:c="4"/>(*i)++;</text:p>
      <text:p text:style-name="P427"><text:s text:c="4"/>push(&amp;root, a);</text:p>
      <text:p text:style-name="P428"><text:s text:c="4"/>printf("on top of stack:%c\n", peek(root));</text:p>
      <text:p text:style-name="P429"><text:s text:c="4"/>if(!abcd(root, str, i, er))</text:p>
      <text:p text:style-name="P430"><text:s text:c="6"/>return 0;</text:p>
      <text:p text:style-name="P431"/>
      <text:p text:style-name="P432"><text:s text:c="4"/>return *er;</text:p>
      <text:p text:style-name="P433">}</text:p>
      <text:p text:style-name="P434"/>
      <text:p text:style-name="P435">int check(struct StackNode* root, char * str, int* i, int dflag, int* er){</text:p>
      <text:p text:style-name="P436"><text:tab/>char a;</text:p>
      <text:p text:style-name="P437"><text:tab/>while ((a=getchar())==' ')</text:p>
      <text:p text:style-name="P438"><text:s text:c="2"/><text:tab/><text:tab/>;</text:p>
      <text:p text:style-name="P439"><text:s text:c="4"/>if (!nooddsymbols(a)){</text:p>
      <text:p text:style-name="P440"><text:s text:c="6"/>str[*i]=a;</text:p>
      <text:p text:style-name="P441"><text:s text:c="6"/>str[(*i)+1]='\0';</text:p>
      <text:p text:style-name="P442"><text:s text:c="6"/>(*i)++;</text:p>
      <text:p text:style-name="P443"><text:s text:c="6"/>error(1, str);</text:p>
      <text:p text:style-name="P444"><text:s text:c="6"/>*er = 0;</text:p>
      <text:p text:style-name="P445"><text:s text:c="6"/>return 0;</text:p>
      <text:soft-page-break/>
      <text:p text:style-name="P446"><text:s text:c="4"/>}</text:p>
      <text:p text:style-name="P447"><text:s text:c="2"/><text:tab/>printf("on top of stack :%c\n", peek(root));</text:p>
      <text:p text:style-name="P448"><text:s text:c="4"/>printf("Processing: %c\n", a);</text:p>
      <text:p text:style-name="P449"><text:s text:c="2"/><text:tab/>if (a==peek(root)&amp;&amp; a !='D'){</text:p>
      <text:p text:style-name="P450"><text:s text:c="2"/><text:tab/><text:tab/>str[*i]=a;</text:p>
      <text:p text:style-name="P451"><text:s text:c="2"/><text:tab/><text:tab/>str[(*i)+1]='\0';</text:p>
      <text:p text:style-name="P452"><text:s text:c="4"/><text:tab/>(*i)++;</text:p>
      <text:p text:style-name="P453"><text:s text:c="4"/><text:tab/>if (!isEmpty(root))</text:p>
      <text:p text:style-name="P454"><text:s text:c="2"/><text:tab/><text:tab/><text:tab/>pop(&amp;root);</text:p>
      <text:p text:style-name="P455"><text:s text:c="2"/><text:tab/><text:tab/></text:p>
      <text:p text:style-name="P456"><text:s text:c="2"/><text:tab/><text:tab/>else {</text:p>
      <text:p text:style-name="P457"><text:s text:c="2"/><text:tab/><text:tab/><text:tab/>error(3,str);<text:s/></text:p>
      <text:p text:style-name="P458"><text:s text:c="8"/>*er = 0; <text:s text:c="4"/></text:p>
      <text:p text:style-name="P459"><text:s text:c="2"/><text:tab/><text:tab/><text:tab/>return 0;</text:p>
      <text:p text:style-name="P460"><text:s text:c="2"/><text:tab/><text:tab/>}</text:p>
      <text:p text:style-name="P461"/>
      <text:p text:style-name="P462"><text:s text:c="2"/><text:tab/>}</text:p>
      <text:p text:style-name="P463"><text:s text:c="2"/><text:tab/>else<text:s/></text:p>
      <text:p text:style-name="P464"><text:s text:c="2"/><text:tab/><text:tab/>if (a !='D'){</text:p>
      <text:p text:style-name="P465"><text:s text:c="2"/><text:tab/><text:tab/><text:tab/>str[*i]=a;</text:p>
      <text:p text:style-name="P466"><text:s text:c="2"/><text:tab/><text:tab/><text:tab/>str[(*i)+1]='\0';</text:p>
      <text:p text:style-name="P467"><text:s text:c="4"/><text:tab/><text:tab/>(*i)++;</text:p>
      <text:p text:style-name="P468"><text:s text:c="2"/><text:tab/><text:tab/><text:tab/>error(2, str);</text:p>
      <text:p text:style-name="P469"><text:s text:c="8"/>*er = 0; <text:s/></text:p>
      <text:p text:style-name="P470"><text:s text:c="2"/><text:tab/><text:tab/><text:tab/>return 0;</text:p>
      <text:p text:style-name="P471"><text:s text:c="2"/><text:tab/>}</text:p>
      <text:p text:style-name="P472"/>
      <text:p text:style-name="P473"><text:s text:c="2"/><text:tab/>if (a=='D'){</text:p>
      <text:p text:style-name="P474"><text:s text:c="6"/>dflag = 1;</text:p>
      <text:p text:style-name="P475"><text:s text:c="2"/><text:tab/><text:tab/>str[*i]=' ';</text:p>
      <text:p text:style-name="P476"><text:s text:c="2"/><text:tab/><text:tab/>str[(*i)+1]='D';</text:p>
      <text:p text:style-name="P477"><text:s text:c="2"/><text:tab/><text:tab/>str[(*i)+2]=' ';</text:p>
      <text:p text:style-name="P478"><text:s text:c="2"/><text:tab/><text:tab/>str[(*i)+3]='\0';</text:p>
      <text:p text:style-name="P479"><text:s text:c="4"/><text:tab/>(*i)+=3;</text:p>
      <text:p text:style-name="P480"><text:s text:c="2"/><text:tab/><text:tab/>if (isEmpty(root)&amp;&amp;dflag){</text:p>
      <text:p text:style-name="P481"><text:s text:c="2"/><text:tab/><text:tab/><text:tab/>abcd(root, str, i, er);</text:p>
      <text:p text:style-name="P482"><text:s text:c="2"/><text:tab/><text:tab/>}</text:p>
      <text:p text:style-name="P483"><text:s text:c="2"/><text:tab/><text:tab/>else {</text:p>
      <text:p text:style-name="P484"><text:s text:c="2"/><text:tab/><text:tab/><text:tab/>error(2, str);</text:p>
      <text:p text:style-name="P485"><text:s text:c="8"/>*er = 0;</text:p>
      <text:p text:style-name="P486"><text:s text:c="2"/><text:tab/><text:tab/><text:tab/>return 0;</text:p>
      <text:p text:style-name="P487"><text:s text:c="2"/><text:tab/><text:tab/>}</text:p>
      <text:p text:style-name="P488"><text:s text:c="2"/><text:tab/>}</text:p>
      <text:p text:style-name="P489"><text:s text:c="4"/>if (!isEmpty(root))<text:s/></text:p>
      <text:soft-page-break/>
      <text:p text:style-name="P490"><text:s text:c="6"/>if (check(root, str, i, dflag, er))</text:p>
      <text:p text:style-name="P491"><text:s text:c="8"/>return 1;</text:p>
      <text:p text:style-name="P492"/>
      <text:p text:style-name="P493"><text:s text:c="6"/>return 1;</text:p>
      <text:p text:style-name="P494">}</text:p>
      <text:p text:style-name="P495"/>
      <text:p text:style-name="P496">int main()<text:s/></text:p>
      <text:p text:style-name="P497">{<text:s/></text:p>
      <text:p text:style-name="P498"><text:s text:c="4"/>struct StackNode* root = NULL;<text:s/></text:p>
      <text:p text:style-name="P499"><text:s text:c="4"/>char a;</text:p>
      <text:p text:style-name="P500"/>
      <text:p text:style-name="P501"><text:s text:c="4"/>char str[100]; int e = 1;</text:p>
      <text:p text:style-name="P502"><text:s text:c="4"/>int i = 0, noerror = abcd(root, str, &amp;i, &amp;e);</text:p>
      <text:p text:style-name="P503"><text:s text:c="2"/><text:tab/></text:p>
      <text:p text:style-name="P504"><text:s text:c="2"/><text:tab/>if (noerror)</text:p>
      <text:p text:style-name="P505"><text:s text:c="2"/><text:tab/><text:tab/>printf("\nCorrect\n");</text:p>
      <text:p text:style-name="P506"><text:s text:c="2"/><text:tab/>else printf("\nNot correct\n");</text:p>
      <text:p text:style-name="P507"><text:s text:c="4"/>return 0;<text:s/></text:p>
      <text:p text:style-name="P508"><text:span text:style-name="T50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wiss" style:font-pitch="variable"/>
    <style:font-face style:name="Lohit Devanagari" svg:font-family="Lohit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_Timer" svg:font-family="a_Timer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Квадрат3" style:display-name="Квадрат3" style:family="paragraph" style:parent-style-name="Standard">
      <style:paragraph-properties fo:widows="0" fo:orphans="0" fo:text-align="justify" style:vertical-align="auto"/>
      <style:text-properties style:font-name="a_Timer" fo:language="en" fo:country="US" style:language-asian="ru" style:country-asian="RU" fo:hyphenate="false"/>
    </style:style>
    <style:style style:name="Обычный14pt.поширине.Перваястрока0.97см.Справа-1.25см.Между......" style:display-name="Обычный + 14 pt.по ширине.Первая строка:  0.97 см.Справа:  -1.25 см.Между... ..." style:family="paragraph" style:parent-style-name="Квадрат3">
      <style:paragraph-properties fo:line-height="120%" fo:margin-right="-0.4902in"/>
      <style:text-properties fo:font-size="14pt" style:font-size-asian="14pt" fo:language="ru" fo:country="RU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4625in"/>
          <style:tab-stop style:type="right" style:position="6.6937in"/>
          <style:tab-stop style:type="right" style:position="6.925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1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ПРОЕКТ ЛЭТИ</dc:title>
    <meta:initial-creator>SAP</meta:initial-creator>
    <dc:creator>Julia</dc:creator>
    <meta:creation-date>2018-11-03T22:52:00Z</meta:creation-date>
    <dc:date>2018-11-03T22:52:00Z</dc:date>
    <meta:print-date>2018-09-13T12:59:00Z</meta:print-date>
    <meta:template xlink:href="Normal.dotm" xlink:type="simple"/>
    <meta:editing-cycles>2</meta:editing-cycles>
    <meta:editing-duration>PT0S</meta:editing-duration>
    <meta:document-statistic meta:page-count="11" meta:paragraph-count="17" meta:word-count="1340" meta:character-count="8961" meta:row-count="63" meta:non-whitespace-character-count="7638"/>
  </office:meta>
</office:document-meta>
</file>